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4.04 14:22   |   <text:a xlink:type="simple" xlink:href="http://palinfo.habago.org/Entry?Command=Information_PrintForum&amp;iPage=26&amp;sType=FORUM#FORUM37330"><text:span text:style-name="T2">#</text:span></text:a></text:p>
      <text:p text:style-name="P2">卡韓政變<text:span text:style-name="T3">(1)</text:span>：昨晚的一個夢<text:span text:style-name="T3"> <text:line-break/><text:line-break/></text:span>陳真<text:span text:style-name="T3"><text:s/>2019. 4. 4. <text:line-break/><text:line-break/><text:line-break/></text:span>先插播昨晚一個夢。是夢哦，可別當真。現實若有雷同，說不定是巧合。<text:span text:style-name="T3"> <text:line-break/><text:line-break/></text:span>我夢見一個神仙說盤解明牌。神仙說：<text:span text:style-name="T3"> <text:line-break/><text:line-break/>"</text:span>韓國瑜想要選總統啦！但他不方便參加初選，只能直接徵召。為什麼呢？<text:span text:style-name="T3">" <text:line-break/><text:line-break/></text:span>神仙說：<text:span text:style-name="T3"> <text:line-break/><text:line-break/>"</text:span>因為在他當選高雄市長前，喬王就已經跟他約法三章，這回我幫你選市長，下回你幫我選總統。韓國瑜臉皮薄，不敢不照當初的約定走而跑出來初選，直接跟喬王槓上。<text:span text:style-name="T3">" <text:line-break/><text:line-break/>"</text:span>可是，他自己也知道，想要翻轉高雄或台灣任何一個城市的經濟困境，權責在中央，不在地方。因此，他自己是想要出來選總統，但又卡在跟喬王的君子之約，加上喬王南部勢力大，成事不足，敗事有餘，要是把喬王給激怒了，國民黨勢必分裂。<text:span text:style-name="T3">" <text:line-break/><text:line-break/></text:span>神仙還說：<text:span text:style-name="T3"> <text:line-break/><text:line-break/>"</text:span>直接徵召是唯一解套，但是就算徵召免除了韓的左右為難，喬王還是會變臉，會生氣氣。因此，這場初選爛戲就這樣僵著。更大的解套力量是選民，不但要讓喬王死心，而且不敢翻桌。<text:span text:style-name="T3">" <text:line-break/><text:line-break/></text:span>講到這裏，神仙就搖搖頭，不敢多說了，面帶愁容，看來相當悲觀。<text:span text:style-name="T3"> <text:line-break/><text:line-break/></text:span>以下是我的補充：<text:span text:style-name="T3"> <text:line-break/><text:line-break/></text:span>依我看，除非讓喬王選總統，否則他一定都會不爽；表面上喊團結，私下扯後腿。因此，韓國瑜就算御駕親征，也不一定有勝算，畢竟你還得考慮人渣黨出神入化的選舉招數與奧步。但是，目前這一局走到這，韓若不選，其實就等於宣告國民黨的崩盤。</text:p>
      <text:p text:style-name="P1"><text:span text:style-name="T1">陳真</text:span><text:s/>  |  2019.04.03 20:58   |   <text:a xlink:type="simple" xlink:href="http://palinfo.habago.org/Entry?Command=Information_PrintForum&amp;iPage=26&amp;sType=FORUM#FORUM37329"><text:span text:style-name="T2">#</text:span></text:a></text:p>
      <text:p text:style-name="P3"><text:span text:style-name="T3">10. </text:span>事實與價值<text:span text:style-name="T3"> <text:line-break/><text:line-break/></text:span>黨外時代，也就是大約三、四十年前，我對自己的口才與思維反應很有自信，別說一個打十個，就算一個打一百萬個也難不倒；再怎麼腦殘的與鐵桿的忠黨愛國份子，只要給我一兩小時的時間，我通常就能讓他轉換立場，變成黨外支持者。<text:span text:style-name="T3"> <text:line-break/><text:line-break/></text:span>因此，經常<text:span text:style-name="T3"><text:s/>(</text:span>幾乎每天<text:span text:style-name="T3">)</text:span>都會有人來找我去<text:span text:style-name="T3"><text:s/>"</text:span>滲透<text:span text:style-name="T3">" </text:span>一些學校或團體的學生。這也是為什麼當時高雄甚至連一些高中都把我當成洪水猛獸的原因，一直把我污名化、妖魔化。高醫的教官還曾經跑到護理系，對著新生猛打思想預防針，幫我打廣告，說我是個<text:span text:style-name="T3"><text:s/>"</text:span>暴力陰謀份子<text:span text:style-name="T3">"</text:span>，說我<text:span text:style-name="T3"><text:s/>"</text:span>從頭爛到腳<text:span text:style-name="T3">"</text:span>，非常可怕，叫大家千萬別接近我，更別相信我講的話。<text:span text:style-name="T3"> <text:line-break/><text:line-break/></text:span>可是，越是把我妖魔化，我的說服效果反而越好。因為，當人們看到我頭上並沒有長角，而且面黃肌瘦、骨瘦如柴，講話有氣無力，根本也不像個暴力陰謀份子時，反而會開始懷疑自己是不是受到主流聲音蓄意的欺瞞。<text:span text:style-name="T3"> <text:line-break/><text:line-break/></text:span>至於驚人的說服力究竟從何而來？能言善道的口才自然是原因之一，但我以為，所謂事實勝於雄辯，當你站在良善與誠實的一方，你就算口才很差，只要你能夠把事情想清楚，依舊很容易就能揭露謊言的虛構本質。畢竟虛構一套鬼話與謊言並不容易，內在必然會有許多矛盾，難以自圓其說；汽球吹得再大，只要一根針就能瞬間戳破。<text:span text:style-name="T3"> <text:line-break/><text:line-break/></text:span>可是，不知道為什麼，離開黨外二十多年來，竟然完全喪失了口才，連一些日常的談話都覺得難以應付，很怕講話。平常連去郵局或銀行櫃台辦個事，我都很害怕，怕不會講，總是得在心裏頭把所要跟櫃台人員講的話事先默念演練好幾遍，然後才敢開口。上館子吃飯，需要跟服務員討個碗筷，我也怕，特別是當我覺得對方不是一個友善的服務員時，我真是寧可乾脆用手直接拿食物吃好了，最好別去淌這渾水，以免丟人現眼。<text:span text:style-name="T3"><text:line-break/><text:line-break/></text:span>問題不在別人，而是在我自己，總感覺自己講起話來又怪異又笨拙，不堪入目，不堪入耳，連自己都受不了，很想乾脆吞啞巴藥，變成啞巴算了，從此就再也不會有被迫講話的壓力了。<text:span text:style-name="T3"> <text:line-break/><text:line-break/></text:span>從過去每天像花蝴蝶那樣四處飛舞、喋喋不休，變成像荷索鏡頭底下的<text:span text:style-name="T3">Kaspar Hauser </text:span>那樣，像個不懂人類語言不會社交的野人，我已經不知道<text:span text:style-name="T3"><text:s/>"</text:span>說服<text:span text:style-name="T3">" </text:span>是什麼一回事了，畢竟我已二十多年不再接觸群眾，我也根本不知道自己寫的文字究竟有沒有人看，有沒有什麼意義或作用。<text:span text:style-name="T3"> <text:line-break/><text:line-break/></text:span>雖然近乎與世隔絕，但我憑著某種感覺，似乎亦能略知一二。我覺得，這一代人，跟黨外時代<text:span text:style-name="T3"><text:s/>(</text:span>亦即八零年代<text:span text:style-name="T3">)</text:span>　那一代人已經是兩種完全不同的生物了。這可以從兩方面來講，一是事實，二是價值。<text:span text:style-name="T3"> <text:line-break/><text:line-break/></text:span>簡單說，對於這一代人來說，不管是事實或價值，似乎都已經起不了必然的作用，甚至根本不起作用，甚至謊言與邪惡居然變成了人們的一種信仰，一種消滅敵人的有效工具。也就是說，敵我因素變成一種是非善惡的最高判準，甚至是唯一判準。<text:span text:style-name="T3"> <text:line-break/><text:line-break/></text:span>因此，你跟對方講事實有用嗎？當然沒用。他哪會在乎什麼事實，更不用說價值了。敵人就是罪該萬死，就該打倒，哪需要談什麼善惡價值？<text:span text:style-name="T3"> <text:line-break/><text:line-break/></text:span>舉個最粗淺的例子，就說統獨之爭好了。統獨雙方彼此敵視，彷彿只要站穩立場，便等於佔有了一切是非善惡的道德制高點。何止統獨，就連要不要核電這樣的理性與事實問題，都能搞成一種非黑即白的道德問題與信仰問題。<text:span text:style-name="T3"> <text:line-break/><text:line-break/></text:span>在這島上，政治操弄之離譜、可怕與荒唐，到了一種徹底瘋狂的地步。但是，藉著各種操弄，從政治議題到一切社會問題，不斷操弄，綠營勢力卻不斷迅速茁壯。從此，事實與價值，或說是非對錯與善惡，或說理性與道德，幾乎完全喪失了它應有的意義與作用。<text:span text:style-name="T3"> <text:line-break/><text:line-break/></text:span>你看，阿扁一家人，貪污成那種荒唐地步，數十億的黑心錢，貪婪至極，幾乎每一秒鐘、每一份力氣，全用來撈黑心錢。但綠營的人在乎嗎？當然不在乎。不但完全不在乎，而且還很羨慕，很佩服，覺得阿扁真的很厲害，很有辦法，大夥奉他為師。<text:span text:style-name="T3"> <text:line-break/><text:line-break/></text:span>昨天早上送小孩上學又遇到阿扁，學姐經常說他走路比我快。我昨天還看到他在等紅綠燈時，忙著寫<text:span text:style-name="T3"><text:s/>Line</text:span>（還是寫簡訊<text:span text:style-name="T3">)</text:span>，手指相當靈活。他的住家常有政治訪客，前些日子是柯文哲來拜碼頭，門口擠著一堆支持者搖旗吶喊。他家就像綠營的教堂廟宇一般，同志們經常來此頂禮膜拜，祈求獲取權力與金錢的祕方。<text:span text:style-name="T3"> <text:line-break/><text:line-break/></text:span>我想說的是，黨外年代，事實就是力量，價值與道德就是尚方寶劍，只要站穩誠信與價值這兩點，你就會擁有無人可敵的說服力。但這年頭卻不是這樣，謊言與操弄才是獲勝的秘方；至於權力之所在，便是<text:span text:style-name="T3"><text:s/>"</text:span>價格<text:span text:style-name="T3">" (</text:span>而非價值<text:span text:style-name="T3">)</text:span>之所在。誰的權位高，誰的價碼就高，價格決定一切是非善惡，價值只是一個屁。政治人物如此，群眾也一樣，特別是綠營的支持者，更是如此。<text:span text:style-name="T3"> <text:line-break/><text:line-break/></text:span>我之所以講這些，是為了鋪陳下一段。快下班了，待續。</text:p>
      <text:p text:style-name="P1"><text:span text:style-name="T1">陳真</text:span><text:s/>  |  2019.04.03 01:36   |   <text:a xlink:type="simple" xlink:href="http://palinfo.habago.org/Entry?Command=Information_PrintForum&amp;iPage=26&amp;sType=FORUM#FORUM37328"><text:span text:style-name="T2">#</text:span></text:a></text:p>
      <text:p text:style-name="P2">「一群台獨騙子？」<text:span text:style-name="T3"><text:s/></text:span>韓又爆氣：綠掌權卻遲不台獨<text:span text:style-name="T3"> <text:line-break/><text:line-break/>2019/04/02 <text:line-break/><text:line-break/></text:span>中時<text:span text:style-name="T3"><text:s/></text:span>柯宗緯<text:span text:style-name="T3"><text:s/></text:span>、<text:span text:style-name="T3"><text:s/></text:span>曹明正<text:span text:style-name="T3"> <text:line-break/><text:line-break/></text:span>高市議員鍾易仲送「獨孤九劍」給韓，韓笑納說，「這把寶劍太短了吧！這好像水果刀啊，謝謝你」。（柯宗緯攝）<text:span text:style-name="T3"> <text:line-break/><text:line-break/></text:span>高雄市長韓國瑜怒嗆民進黨，說要台獨卻遲不台獨，這不是一群台獨的騙子嗎？（柯宗緯攝）<text:span text:style-name="T3"> <text:line-break/><text:line-break/></text:span>高雄市長韓國瑜近日成天被統獨議題圍繞，今（<text:span text:style-name="T3">2</text:span>）日議員鍾易仲質詢時提及，太陽花運動<text:span text:style-name="T3">2.0</text:span>版恐在高雄上演。韓又爆氣說，誠懇建議支持台獨份子應該強烈去跟民進黨中央黨部抗議，他們掌握立法、行政權，過去追逐幾十年台獨，現在卻遲不台獨，那就不是一群台獨的騙子嗎？<text:span text:style-name="T3"> <text:line-break/><text:line-break/></text:span>鍾易仲提到，近日太陽花運動<text:span text:style-name="T3">2.0</text:span>版蠢蠢欲動，恐在高雄上演，這些跡象有跡可循，現在民進黨氣勢弱，需要操作統獨大戰，會不會再搞一場占領高市府，日前韓回國時，機場外面有獨派青年聚集，高喊韓國瑜賣台、滾回中國，開始製造衝突。<text:span text:style-name="T3"> <text:line-break/><text:line-break/></text:span>對此，韓國瑜直說，誠懇建議支持台獨份子，強烈跟民進黨中央黨部抗議，他們掌握所有立法權、行政權，追逐幾十年台獨，現在卻不台獨呢？「為何要跟高雄市府抗議，我們又無法變更國家的國體，權力在中央手上！」<text:span text:style-name="T3"> <text:line-break/><text:line-break/></text:span>韓國瑜認為，民進黨如果掌握所有權力，卻遲遲不台獨，那就不是一群台獨的騙子嗎？想急著台獨的人，趕快去跟民進黨抗議，趕快做獨立公投，這才是對症下藥。</text:p>
      <text:p text:style-name="P1"><text:span text:style-name="T1">陳真</text:span><text:s/>  |  2019.04.03 00:31   |   <text:a xlink:type="simple" xlink:href="http://palinfo.habago.org/Entry?Command=Information_PrintForum&amp;iPage=26&amp;sType=FORUM#FORUM37327"><text:span text:style-name="T2">#</text:span></text:a></text:p>
      <text:p text:style-name="P3">謝謝洋洋，我（們）想要找回的文字不可能存在網路上，所以不需要去網路上找。它只會存在個人電腦中，因為當時我是透過<text:span text:style-name="T3">email</text:span>發送文章。印象中，群組僅有數十人。<text:span text:style-name="T3"> <text:line-break/><text:line-break/></text:span>總之，若有當年文字，麻煩寄來我的信箱，勿貼留言版。<text:span text:style-name="T3"> <text:line-break/><text:line-break/></text:span>我過去將近<text:span text:style-name="T3">20</text:span>年，除了在巴勒網寫東西，絕不會去任何地方留言。出於一種潔癖及眼不見為淨，對於中文網路世界，我是徹徹底底絕緣的。</text:p>
      <text:p text:style-name="P1"><text:span text:style-name="T1">陳真</text:span><text:s/>  |  2019.04.02 20:40   |   <text:a xlink:type="simple" xlink:href="http://palinfo.habago.org/Entry?Command=Information_PrintForum&amp;iPage=26&amp;sType=FORUM#FORUM37324"><text:span text:style-name="T2">#</text:span></text:a></text:p>
      <text:p text:style-name="P2"><text:span text:style-name="T3">(</text:span>續<text:span text:style-name="T3">2019.03.26) <text:line-break/><text:line-break/>9. </text:span>偽善與倒果為因<text:span text:style-name="T3"> <text:line-break/><text:line-break/></text:span>孟子說的吧？<text:span text:style-name="T3">"</text:span>明足以察秋毫之末，而不見輿薪。<text:span text:style-name="T3">" </text:span>人們的視力竟然好到可以看見鳥獸在秋天長出的細毛末梢，卻總是看不見一大卡車的木柴。有可能這樣嗎？當然有可能。事實上，天下之大，幾個人不是如此呢？這就像給電腦輸入程式那樣，我們幾乎都被<text:span text:style-name="T3"><text:s/>"</text:span>巴夫洛夫<text:span text:style-name="T3">" </text:span>了，打從一出生，洗腦程式便已展開運作。<text:span text:style-name="T3"> <text:line-break/><text:line-break/></text:span>把自古以來全世界的所有所謂<text:span text:style-name="T3"><text:s/>"</text:span>恐怖攻擊<text:span text:style-name="T3">" </text:span>全部加起來，然後再乘以一萬，肯定都還比不上美國所幹下的各種侵略屠殺等血腥暴行與暗殺。但是，人們不斷無限放大前者秋毫之末，卻完全看不見後者之輿薪。這樣一種奇怪的<text:span text:style-name="T3">"</text:span>視力<text:span text:style-name="T3">"</text:span>，僅有兩種可能：一是偽善，故意裝蒜，二是腦殘，簡單說就是被巴夫洛夫了。<text:span text:style-name="T3"> <text:line-break/><text:line-break/></text:span>電腦科技時代，我沒什麼能力和時間<text:span text:style-name="T3">(</text:span>可能主要也是因為懶<text:span text:style-name="T3">)</text:span>備份自己寫的東西，於是二十幾年來很多文字隨著電腦的故障或毀損而消失了，要不就是徹底消失於網路世界中。<text:span text:style-name="T3"> <text:line-break/><text:line-break/></text:span>但我隱約還記得我對伊拉克寫過很多東西，因為我從<text:span text:style-name="T3">1990</text:span>年美國發動第一次波斯灣戰爭就開始注意美國對於伊拉克的圖謀，包括慘無人道的十多年禁運，還有<text:span text:style-name="T3"><text:s/>"</text:span>禁飛區<text:span text:style-name="T3">" (no fly zone) </text:span>的設置，以保護庫德族人為藉口，伊拉克自己的飛機居然不能在自己的領土上飛，但是美國和英國卻能照三餐任意飛進去瘋狂轟炸。<text:span text:style-name="T3"> <text:line-break/><text:line-break/></text:span>真的是發瘋一般的狂轟濫炸，而且主要轟炸對象包括伊拉克平民住宅區及各種民生設施。就這樣炸了十多年，殺死十幾萬人。根據美國官方數據，光是從<text:span text:style-name="T3"><text:s/>1997 </text:span>年七月到<text:span text:style-name="T3">1999</text:span>年一月，這十八個月之中就出動了三萬六千次轟炸任務，平均每個月轟炸兩千架次。<text:span text:style-name="T3"> <text:line-break/><text:line-break/></text:span>面對反人道戰爭罪行的指控，美國和英國卻竟然睜眼說瞎話說這些轟炸是<text:span text:style-name="T3">"</text:span>極為重要的人道救援工作<text:span text:style-name="T3">" (vital humanitarian tasks)</text:span>。這樣一場為時十多年的屠殺，主流媒體卻隻字不提，<text:span text:style-name="T3">John Pilger </text:span>因此寫了很多篇文章，把它命名為<text:span text:style-name="T3">"</text:span>祕密戰爭<text:span text:style-name="T3">" </text:span>或<text:span text:style-name="T3"><text:s/>"</text:span>被遺忘的戰爭<text:span text:style-name="T3">"</text:span>。<text:span text:style-name="T3"> <text:line-break/><text:line-break/></text:span>這還不夠喪心病狂。比方說，十六年前<text:span text:style-name="T3"><text:s/>(2003)</text:span>，阿遠曾翻譯過一篇有關美國禁運伊拉克的公衛淨水設施的文章：<text:span text:style-name="T3"> <text:line-break/><text:line-break/>shorturl.at/gkDK0 <text:line-break/><text:line-break/></text:span>這文章差點消失了，最近兩天才請阿遠從舊電腦中找出來並重新貼上巴勒網。<text:span text:style-name="T3"> <text:line-break/><text:line-break/></text:span>簡單說，美國竟然拿伊拉克來從事一項大規模毀滅實驗，以公衛手段做為一種大規模毀滅武器，藉著禁運與轟炸，蓄意破壞其淨水設施，使其人民無法獲得乾淨水源，甚至禁止最基本的醫藥用品進口伊拉克，連普拿疼與抗生素都禁止，導致五十萬名五歲以下伊拉克兒童的死亡。<text:span text:style-name="T3"> <text:line-break/><text:line-break/></text:span>我在碩果僅存的一篇<text:span text:style-name="T3">2001</text:span>年寫的文章<text:span text:style-name="T3"><text:s/>"</text:span>反輻射混蛋和伊拉克禁運<text:span text:style-name="T3">" </text:span>中寫道：<text:span text:style-name="T3"> <text:line-break/><text:line-break/></text:span>根據伊拉克衛生部（<text:span text:style-name="T3">Ministry of Health</text:span>）統計指出：截至<text:span text:style-name="T3"><text:s/>1997 </text:span>年<text:span text:style-name="T3"><text:s/>8 </text:span>月，禁運已使得<text:span text:style-name="T3"><text:s/>125 </text:span>萬名伊拉克兒童死於饑餓或疾病。該數據獲得聯合國兒童基金會（<text:span text:style-name="T3">UNICEF</text:span>）的附和。<text:span text:style-name="T3"> <text:line-break/><text:line-break/></text:span>聯合國兒童基金會（<text:span text:style-name="T3">UNICEF</text:span>）<text:span text:style-name="T3">1997</text:span>年<text:span text:style-name="T3">11</text:span>月指出：現有<text:span text:style-name="T3">96 </text:span>萬名五歲以下伊拉克兒童因禁運而處於饑荒垂死邊緣。<text:span text:style-name="T3"> <text:line-break/><text:line-break/></text:span>聯合國安理會設置的人道小組於<text:span text:style-name="T3"><text:s/>1999</text:span>年<text:span text:style-name="T3"><text:s/>3 </text:span>月提出一份報告，報告上這麼寫著：<text:span text:style-name="T3"> <text:line-break/><text:line-break/></text:span>「這個國家（指伊拉克）由禁運前的相當富裕變成大規模的貧窮，此一事實可以從其嬰兒死亡率躍居世界最高之一看得出來。<text:span text:style-name="T3">23% </text:span>的新生兒體重不足，四分之一的五歲以下兒童慢性營養不良，<text:span text:style-name="T3">59% </text:span>的居民經常無法取得乾淨飲水，<text:span text:style-name="T3">83% </text:span>的學校需要大幅重建。」<text:span text:style-name="T3"> <text:line-break/><text:line-break/>Martti Ahtisaari</text:span>（聯合國副秘書長）<text:span text:style-name="T3">1991 </text:span>年帶領調查團至伊拉克，他說：「過去我們所見所知的任何事物，都無助於我們去接受如此可怕的破壞景象<text:span text:style-name="T3">—</text:span>宛如世界末日（<text:span text:style-name="T3">near-apocalyptic condition</text:span>）。」<text:span text:style-name="T3"> <text:line-break/><text:line-break/>Denis Halliday</text:span>（前聯合國人道事務主管，<text:span text:style-name="T3">1998 </text:span>年<text:span text:style-name="T3">10</text:span>月因此辭職）指控美國和英國之傷害伊拉克，他說：「我們正在毀滅一個國家，事實就是這麼簡單和恐怖，這是非法且不道德的。」<text:span text:style-name="T3"> <text:line-break/><text:line-break/>1996 </text:span>年，美國國務卿歐布萊特承認禁運殺死了五十萬名伊拉克兒童，但她說：「我們認為這個代價划得來。」<text:span text:style-name="T3"> <text:line-break/><text:line-break/></text:span>講這些，我主要是想說，這個世界完全失衡了，善惡是非徹底顛倒，但人們卻渾然不覺，要不就是眛著良心為虎作倀，為一己私利，甘於當美國走狗。<text:span text:style-name="T3"> <text:line-break/><text:line-break/></text:span>台灣至今依舊扮演著這樣的狗奴才角色，不斷被美國吸血，動輒花幾千億買些破銅爛鐵的武器<text:span text:style-name="T3"><text:s/>(</text:span>不是說台灣國庫很拮据所以必須大砍軍公教年金嗎？但是，動輒花幾千億甚至上兆元搞些足以大量貪污的荒唐假建設或購買武器時，卻完全花錢不手軟<text:span text:style-name="T3">)</text:span>，而且永不間斷地任令美國勒索，不斷捐款給倒行逆施的所謂<text:span text:style-name="T3"><text:s/>"</text:span>反恐任務<text:span text:style-name="T3">"</text:span>，或是捐助各種旨在顛覆它國的叛亂活動，例如委內瑞拉版的<text:span text:style-name="T3"><text:s/>"</text:span>太陽花<text:span text:style-name="T3">" </text:span>男主角，那個由美國欽定為<text:span text:style-name="T3"><text:s/>"</text:span>總統<text:span text:style-name="T3">" </text:span>的人渣瓜伊多，其所屬陣營前些日子還公開表揚台灣政府捐了一千五百萬元給他們，供他們<text:span text:style-name="T3"><text:s/>"</text:span>捍衛民主<text:span text:style-name="T3">"</text:span>。<text:span text:style-name="T3"> <text:line-break/><text:line-break/></text:span>千言萬語一句話：大家摸摸自己的良心吧，別再跟魔鬼為伍，禍害全球，濫殺無辜。<text:span text:style-name="T3"> <text:line-break/><text:line-break/>(</text:span>待續<text:span text:style-name="T3">)</text:span></text:p>
      <text:p text:style-name="P1"><text:span text:style-name="T1">陳真</text:span><text:s/>  |  2019.04.02 11:11   |   <text:a xlink:type="simple" xlink:href="http://palinfo.habago.org/Entry?Command=Information_PrintForum&amp;iPage=27#FORUM37323"><text:span text:style-name="T2">#</text:span></text:a></text:p>
      <text:p text:style-name="P2">想在選舉上贏過人渣黨，只有一個可能，那就是你得贏過他非常非常多，多到讓他不管用什麼奧步都無法變盤。<text:span text:style-name="T3"> <text:line-break/><text:line-break/></text:span>人渣黨選舉功力之厲害，登峰造極出神入化。當下你不一定能看得清楚，往往事後才恍然大悟中了計。<text:span text:style-name="T3"> <text:line-break/><text:line-break/></text:span>最近人渣黨每天上上下下全黨一致拼命妖魔化韓國瑜，可謂一箭雙雕：一來抹黑，二來使得其他潛在對手統統邊緣化成為路人甲。將來，要是韓國瑜不選，國民黨勢必崩盤。要是韓出來選，在這漫長的抹黑過程中，韓就算不死，也剩半條命。如果有人以為韓一出馬，肯定當選，那真是太低估了人渣黨及其同黨人士柯文哲的選舉天份。<text:span text:style-name="T3"> <text:line-break/><text:line-break/></text:span>如果有人以為國民黨中了計，那也真是太低估了該黨一票老狐狸的城府深似海。這些老奸巨滑，打擊韓國瑜的動機之強烈，恐怕不會輸給人渣黨。因為，韓若真的稱王，他們還能混嗎？韓粉們可別看不清楚這一點。</text:p>
      <text:p text:style-name="P1"><text:span text:style-name="T1">陳真</text:span><text:s/>  |  2019.04.02 11:10   |   <text:a xlink:type="simple" xlink:href="http://palinfo.habago.org/Entry?Command=Information_PrintForum&amp;iPage=27#FORUM37322"><text:span text:style-name="T2">#</text:span></text:a></text:p>
      <text:p text:style-name="P3">謝長廷曾會香港中聯辦，高喊「民共同源」<text:span text:style-name="T3"> <text:line-break/><text:line-break/></text:span>風傳媒<text:span text:style-name="T3"> <text:line-break/><text:line-break/></text:span>趙宥寧<text:span text:style-name="T3"> <text:line-break/><text:line-break/>2019-03-29 <text:line-break/><text:line-break/></text:span>對瑜高雄市長韓國瑜赴中聯辦遭批評，國民黨籍台北市議員游淑慧反擊表示，若要罵韓國瑜與中聯辦碰面吃飯就是在賣台，不如先看前行政院長謝長廷與中聯辦的關係。（資料照，陳明仁攝）<text:span text:style-name="T3"> <text:line-break/><text:line-break/></text:span>游淑惠<text:span text:style-name="T3">24</text:span>日在臉書表示，<text:span text:style-name="T3">2013</text:span>年<text:span text:style-name="T3">6</text:span>月，前行政院長謝長廷曾以維新基金會董事長名義赴香港參訪，當時中聯辦親自到機場接機、中國全國政協副主席設宴款待，「簡直比一家人還一家人！」</text:p>
      <text:p text:style-name="P1"><text:span text:style-name="T1">陳真</text:span><text:s/>  |  2019.04.02 10:42   |   <text:a xlink:type="simple" xlink:href="http://palinfo.habago.org/Entry?Command=Information_PrintForum&amp;iPage=27#FORUM37321"><text:span text:style-name="T2">#</text:span></text:a></text:p>
      <text:p text:style-name="P2"><text:span text:style-name="T3">(</text:span>再續<text:span text:style-name="T3">) <text:line-break/><text:line-break/></text:span>任何一個心智健全、人格正常的人，在這至少二十幾年來一定覺得很累、很煩，到底有完沒完？島內所謂<text:span text:style-name="T3"><text:s/>"</text:span>政治<text:span text:style-name="T3">"</text:span>，永遠就是永不間斷永無止盡地不停造謠抹黑與操弄，不斷睜眼說瞎話，黑的說成白，白的操弄成黑，每天就是搞這類所謂通匪賣台的花招，而且不斷在一切事務上大玩兩套標準，只要是綠的，就算是殺老爸殺老母恐怕都能說成正義凜然，但如果是藍的，就算功業彪炳犧牲奉獻，照樣能把你抹黑得臭不可聞，打成過街老鼠與千古罪人。<text:span text:style-name="T3"> <text:line-break/><text:line-break/></text:span>同一件事，我幹了，就是偉大功勞一件，若是你幹了，就是罪該萬死。媒體也是，百分之九十九點九全是綠油油綠到爆，稍微有個不是那麼綠的，不過佔百分之零點一，馬上就能操弄成什麼天大的恐怖醜聞似的，然後一堆腦殘人士及無恥走狗學者就會跳出來吶喊什麼保衛民主自由。真的很煩，到底有完沒完？台灣如此，全世界幾乎都一樣，到處是<text:span text:style-name="T3">CIA</text:span>。這些其實就是戰爭的一部份，光講文明道理是沒用的，因為敵人並不是不懂善惡黑白，而是他存心就是要這麼搞你。<text:span text:style-name="T3"> <text:line-break/><text:line-break/></text:span>黨外時代，我曾見識過舊國民黨的這套顛倒是非黑白的本事，非常無恥。沒想到，我所參與建立的黨竟然如此迅速地青出於藍，道高一尺，魔高一丈！許多時候，我真是非常佩服人渣黨及其一大票親綠走狗們及綠油油人渣媒體的操弄本事。不敢說我見識過全世界，但我或多或少也略知各國政治一二，除了美國之外，我從未見過政治能搞到如此無恥下流出神入化的地步，人性的陰暗真是完全沒有個底線，深不見底；只要有利可圖，真是什麼事都幹得出來。人渣黨之所謂<text:span text:style-name="T3"><text:s/>"</text:span>政府<text:span text:style-name="T3">"</text:span>，完全就是一群理當繩之以法的齷齪歹徒，胡作非為貪婪到極點，完全肆無忌憚；其掌握政權，就如同土匪打家劫舍那樣瘋狂與貪婪，而且非常<text:span text:style-name="T3"><text:s/>"</text:span>團結<text:span text:style-name="T3">"</text:span>，任何一個黑幫都絕對沒有這麼<text:span text:style-name="T3"><text:s/>"</text:span>團結<text:span text:style-name="T3">"</text:span>。<text:span text:style-name="T3"> <text:line-break/><text:line-break/></text:span>所謂民主，基本上就是一個最大的騙局。因為，只要誰掌握了媒體與話語權，他完完全全可以操弄絕大多數人的心靈、情感與大腦。為什麼呢？因為人們的平均智商其實並不高，就跟貓狗動物一樣，很容易操弄。所謂輿論或民意，不過只是反映極少數人乃至一、二人的意志與利益。許多時候，人根本就是鸚鵡的同類，你完完全全可以訓練大家從嘴巴講出你所要他講的話。而且，你要他恨誰，他就會恨誰；你要他把誰當成神，他就會把誰當成神。你告訴他誰是大英雄、大明星哦，他就會把誰當成大英雄大明星。<text:span text:style-name="T3"> <text:line-break/><text:line-break/></text:span>話雖如此，我倒也沒有徹底絕望，基本上我還是相信：理性也好，道德也罷，人類的是非與道德判斷力基本上還是有個真實而難以操弄抹滅的尺度與底線，正所謂人心厭惡不義。問題是，這個基礎底線往往慢上好幾拍才起作用。當它起了作用時，往往已事過境遷。有一天，也許數十年或數百年後，當我們回顧歷史，多多少少還是能看見某種程度的真實，但那畢竟都已是陳年往事。<text:span text:style-name="T3"> <text:line-break/><text:line-break/></text:span>股票市場反映未來，但人事意義卻只能望向過去；美與醜，善與惡，通常是一種過去式。我之所以至今還願意活著，是因為我總是指望遙遠的未來。但我知道，美好人事物只會存在人們對於過去的記憶之中，就像我每晚睡前給小孩講故事那樣，連三歲小娃都知道童話故事的開頭就是<text:span text:style-name="T3"><text:s/>"</text:span>很久很久以前<text:span text:style-name="T3">"</text:span>。我昨晚少講了這一句，她馬上就糾正我了，說<text:span text:style-name="T3"><text:s/>"</text:span>把拔，你沒有說很久很久很久以前<text:span text:style-name="T3">...."</text:span>。<text:span text:style-name="T3"> <text:line-break/><text:line-break/></text:span>很久很久很久以前，大海之灣有個小島<text:span text:style-name="T3">.... <text:line-break/><text:line-break/></text:span>陳真<text:span text:style-name="T3"><text:s/>2019. 04. 02. <text:line-break/><text:line-break/>======================== <text:line-break/></text:span>陳明通挨轟<text:span text:style-name="T3"><text:s/></text:span>也曾會中聯辦<text:span text:style-name="T3"> <text:line-break/><text:line-break/>2019</text:span>年<text:span text:style-name="T3">3</text:span>月<text:span text:style-name="T3">28</text:span>日<text:span text:style-name="T3"> <text:line-break/>1 <text:line-break/></text:span>旺報【記者林永富╱台北報導】<text:span text:style-name="T3"> <text:line-break/><text:line-break/></text:span>高雄市長韓國瑜與香港、澳門中聯辦主任會面，連日來綠營從中央官員到立委及各級民代炮火猛烈攻擊，國民黨立委蔣萬安<text:span text:style-name="T3">27</text:span>日在立法院內政委員會質詢陸委會主委陳明通，指陳明通<text:span text:style-name="T3">2001</text:span>年<text:span text:style-name="T3">8</text:span>月擔任副主委時也曾與香港中聯辦台灣事務部部長邢魁山見面，沒有會談紀錄，今天要韓國瑜提書面報告，甚至為了韓拜會中聯辦而修法，完全兩套標準，「有嘴說別人，沒臉說自己」。<text:span text:style-name="T3"> <text:line-break/><text:line-break/></text:span>質詢中陳明通將「香港中聯辦台灣事務部部長邢魁山隨同香港友好協進會參訪情形報告」遞交蔣萬安，但該份<text:span text:style-name="T3">3</text:span>頁報告也只有<text:span text:style-name="T3">4</text:span>行字說明該次行程，卻沒有任何會談紀錄，不知兩人談些什麼，蔣萬安指出，若以相同標準，陳明通見中聯辦官員也是「密室」、「魔鬼交易」，如今陸委會要修法，不但因人設事，更是雙重標準。<text:span text:style-name="T3"> <text:line-break/><text:line-break/></text:span>陳見邢魁山無會談紀錄<text:span text:style-name="T3"> <text:line-break/><text:line-break/></text:span>蔣萬安質疑陸委會要修法根本是針對性立法，將矛頭對準韓國瑜。蔣萬安質疑，陳明通見邢魁山，是在中央的政務官，而韓國瑜只是地方首長，有什麼方式觸及主權？陳明通當時未公開會談紀錄，現在不只要韓國瑜提報告，還要修法，根本是兩套標準。<text:span text:style-name="T3"> <text:line-break/><text:line-break/></text:span>雙重標準<text:span text:style-name="T3"><text:s/></text:span>謝長廷沒事<text:span text:style-name="T3"> <text:line-break/><text:line-break/></text:span>還有，像謝長廷去北京見國台辦主任，還有軍方智庫時講憲法一中、民共同源；是不是政治？「韓國瑜拚經濟有事，謝長廷沒事，你能接受？」他指陸委會成打手，成另一東廠。「陸委會是綠廠，把國家公器打擊政敵手段，可恥。」<text:span text:style-name="T3"> <text:line-break/><text:line-break/>================= <text:line-break/></text:span>長廷：民共同源<text:span text:style-name="T3"><text:s/></text:span>追求共贏<text:span text:style-name="T3"> <text:line-break/><text:line-break/>2013/06/29 </text:span>中國時報<text:span text:style-name="T3"><text:s/></text:span>朱真楷<text:span text:style-name="T3"> <text:line-break/><text:line-break/></text:span>前行政院長謝長廷昨日<text:span text:style-name="T3"><text:s/>(</text:span>按：六年前的<text:span text:style-name="T3"><text:s/>6</text:span>月<text:span text:style-name="T3">28</text:span>日<text:span text:style-name="T3">) </text:span>率團抵達香港，並與大陸全國政協副主席董建華、國台辦副主任孫亞夫會面。謝長廷說，此行讓他感到「一點浩然氣，千里快哉風」，因為民進黨不能繼續在兩岸互動過程邊緣化，否則就會失去政黨政治功能，不符人民期待。<text:span text:style-name="T3"> <text:line-break/><text:line-break/></text:span>不僅如此，謝長廷更當著董建華、孫亞夫面前，訴諸血緣情感，呼籲民共雖有歧異，但同源的親密關係，讓彼此不可能永遠敵對；所以，雙方必須追求多元共生，為世界樹立解決差異、共贏的典範。<text:span text:style-name="T3"> <text:line-break/><text:line-break/></text:span>綠委同行<text:span text:style-name="T3"><text:s/></text:span>會董建華、孫亞夫<text:span text:style-name="T3"> <text:line-break/><text:line-break/></text:span>設晚宴接風的董建華，則藉致詞時以九二香港會談精神呼應，「相信訪問團具有歷史擔當，能在兩岸發展過程中處理敏感議題，並以穩定方式找到解決辦法」。<text:span text:style-name="T3"> <text:line-break/><text:line-break/></text:span>繼去年底「開展之旅」訪問大陸後，謝長廷昨日邀請九位民進黨立委、前綠委郭正亮、政大國發所教授童振源、政大台文所教授陳芳明、淡大大陸所所長張五岳等三十多人，準備出席今、明兩天與中國社科院台研所合辦「兩岸關係的發展與創新」研討會。<text:span text:style-name="T3"> <text:line-break/><text:line-break/></text:span>謝長廷一行昨抵達香港後，香港中聯辦台灣事務部部長唐怡源到場接機。隨後，謝驅車赴九龍半島，選定緊鄰維多利亞港、面對香港半島的君綽飯店召開記者會。幕僚透露，九二年香港會談的結果，成為兩岸交流邁向新頁的關鍵，所以選在此一地點，就是要傳達承先啟後的意涵。<text:span text:style-name="T3"> <text:line-break/><text:line-break/></text:span>兩岸交流不能再繼續失衡<text:span text:style-name="T3"> <text:line-break/><text:line-break/></text:span>「兩岸交流不能再繼續失衡！」謝長廷表示，兩岸發展密切，但卻陷入失衡狀態，導致雙方交流這麼多年，都是同一群人在享受利益，另外一群人卻持續受害，因而社會很期待民共也能交流。<text:span text:style-name="T3"> <text:line-break/><text:line-break/></text:span>謝長廷強調，此行有黨籍立委，也有與綠營互動良好的學者，「大部分都是民進黨的」。<text:span text:style-name="T3"> <text:line-break/><text:line-break/></text:span>晚間，謝長廷在董建華設宴會場致詞時進一步說，兩岸鋪天蓋地的交流，不能再只有國共雙方，不然社會就會因為失衡而焦慮不安。因此，民進黨與共產黨的政治主張雖有歧異，但若能發揮同文同源的親密關係與世界競爭，就能將「強大」升級為「偉大」，獲得世界的真誠祝福。</text:p>
      <text:p text:style-name="P1"><text:span text:style-name="T1">陳真</text:span><text:s/>  |  2019.04.02 02:42   |   <text:a xlink:type="simple" xlink:href="http://palinfo.habago.org/Entry?Command=Information_PrintForum&amp;iPage=27#FORUM37320"><text:span text:style-name="T2">#</text:span></text:a></text:p>
      <text:p text:style-name="P3"><text:span text:style-name="T3">(</text:span>續<text:span text:style-name="T3">) <text:line-break/><text:line-break/></text:span>在過去，我們反國民黨，對抗蔣家，但我們不可能去對抗人渣黨，為什麼呢？因為沒有人會想要去對抗一群蟑螂和寄生蟲，也不會有人想要跟蛆或跟狗打架，為什麼呢？因為完全不對等。<text:span text:style-name="T3"> <text:line-break/><text:line-break/></text:span>而且，你也不可能會想要去<text:span text:style-name="T3"><text:s/>"</text:span>探討<text:span text:style-name="T3">" </text:span>蟑螂的想法，因為那沒有意義。我們會想要去理解比方說蔣家在那個年代究竟有著何種思維理念，但是蟑螂就只是蟑螂，就如同沒有人會想要去探討一群詐騙集團究竟有何理念一樣。歹徒人渣日思夜想每一個舉動圖謀的就是錢，就是利益與權力，除此之外，不會有任何想法可言。一切所謂理想，對歹徒而言，只是斂財奪權的手段與工具。如果你無法理解這一點，那意味著你對島內政治其實一無所知，要不就是故意裝蒜。<text:span text:style-name="T3"> <text:line-break/><text:line-break/></text:span>我實在很不想要侮辱狗，但是各位應該懂得中文之微妙，應該能明白當我們說走狗時，對狗並無絲毫不敬之意。就如我最近的一篇有關委內瑞拉的翻譯文章中所說，<text:span text:style-name="T3">CIA</text:span>在全世界各地有系統地培植了各方走狗、各種<text:span text:style-name="T3"><text:s/>"</text:span>太陽花<text:span text:style-name="T3">"</text:span>，以製造對手內部之動亂。這些人渣與走狗，不會是也不該是我們的議論對象。<text:span text:style-name="T3"> <text:line-break/><text:line-break/></text:span>或者說，唯有當我們把這些綠色寄生物給放在一種應有的概念架構下來談時，相關討論才具有意義。蛆也好，蟑螂也罷，這些生物<text:span text:style-name="T3"><text:s/>"</text:span>本身<text:span text:style-name="T3">" </text:span>不會有任何意義，牠們從來都不會是也不該是我們的思維目標與行為對象。<text:span text:style-name="T3"><text:line-break/><text:line-break/></text:span>蔣家再怎麼獨裁，舊國民黨再怎麼腐敗，他們依舊具有相當的主體性，相當程度上獨立於列強之外，因之也成為一種有意義的回應對象，但人渣黨不是。李敖曾經說，<text:span text:style-name="T3">"</text:span>必要時，只好連狗也一起打<text:span text:style-name="T3">"</text:span>。這話沒錯。但在你打擊走狗的同時，你應當理解走狗與蟑螂絕不會是你的對應目標，否則你只是在做賤自己。<text:span text:style-name="T3"> <text:line-break/><text:line-break/></text:span>我敢一竿子打翻一船人，我敢說：在這年頭，凡是親綠者，若非腦殘，便是品性不端。我相信在一般人口中，前者理應佔大多數。但在所謂菁英世界例如學界、醫界或文化界等等，後者恐怕才是主要大宗。<text:span text:style-name="T3"> <text:line-break/><text:line-break/></text:span>為什麼呢？因為這些人往往滿口漂亮話，什麼人權自由與民主；恰恰也因為這樣一些漂亮宣稱，使其顯得齷齪可鄙。因為，他們要是真的在乎這些漂亮話，怎麼可能還會親美？那不是鬼扯蛋嗎？難道你能理解一個人滿口人權與世界和平，但同時卻又是納粹的長期走狗？<text:span text:style-name="T3"> <text:line-break/><text:line-break/></text:span>台灣沒有統獨問題，只有要不要去殖民的問題。或者換個方式說，統的對應面不是獨，而是美日殖民。因此，兩岸統一，意味著一種解放，讓台灣人重新當回一個完整的人，擁有屬於己身民族的一種主體性與自主意志，而不是讓美國與日本把台灣人給當成狗那般對待，乃至存心把我們當成炮灰，用來傷害自己的對岸同胞與骨肉。<text:span text:style-name="T3"> <text:line-break/><text:line-break/></text:span>我能理解在概念上或許存在這樣一種台灣獨立的可能性，意即真正獨立於對岸政權，並且獨立於列強。問題是：<text:span text:style-name="T3"> <text:line-break/><text:line-break/></text:span>第一，概念上存在的東西，在現實上卻看不出任何可能性。<text:span text:style-name="T3"> <text:line-break/><text:line-break/></text:span>第二，即便退一萬步說，即便現實上有著此一可能性，但在實踐步驟上，難道不是應該<text:span text:style-name="T3"><text:s/>"</text:span>先<text:span text:style-name="T3">" </text:span>和自己人聯手對抗外人之欺壓與殖民才對？怎麼反而去給敵人當狗來咬自己的同胞，然後說這是獨立？這存心就是自欺欺人。<text:span text:style-name="T3"> <text:line-break/><text:line-break/></text:span>剛剛下班吃晚飯，看到電視上跑馬燈說，牡羊座今天的運勢必須小心言論賈禍。我向來已經很小心，不過只是說點政治的<text:span text:style-name="T3">ABC</text:span>。電視上藍綠名嘴眾多，但所言其實無甚意義，在根本上搞錯了問題屬性。發問往往比答案重要，因為抓對了問題，答案通常也隨之而來。<text:span text:style-name="T3"> <text:line-break/><text:line-break/></text:span>陳真<text:span text:style-name="T3"><text:s/>2019. 04. 02. <text:line-break/><text:line-break/>=================== <text:line-break/></text:span>林佳龍逼退人還留言祝福！觀光局副座怒轟噁心<text:span text:style-name="T3"> <text:line-break/><text:line-break/>2019/04/01 </text:span>中時電子報<text:span text:style-name="T3"><text:s/></text:span>戴安瑋<text:span text:style-name="T3"> <text:line-break/><text:line-break/></text:span>觀光局副局長陳淑慧被逼退，於今天退休。（圖<text:span text:style-name="T3">/</text:span>陳淑慧臉書）<text:span text:style-name="T3"> <text:line-break/><text:line-break/></text:span>交通部長林佳龍在群組發文，讓陳淑慧覺得噁心。（圖<text:span text:style-name="T3">/</text:span>陳淑慧臉書）<text:span text:style-name="T3"> <text:line-break/><text:line-break/></text:span>交通部觀光局副局長陳淑慧最近被逼退休，昨是她在觀光局工作最後一天，她於晚上<text:span text:style-name="T3">11</text:span>點退出群組，未料交通部長林佳龍在群組留言：「感謝淑慧副局長對觀光局和燈會的重大貢獻，並祝福開啟退休之後的精彩人生」，讓陳淑慧感到噁心，在臉書發文說，「別消費我，更別公然說謊！太噁心了！請別再粗魯對待您的部屬，也請以公眾利益為優先！」。<text:span text:style-name="T3"> <text:line-break/><text:line-break/></text:span>台中市長林佳龍去年九合一選舉選輸下台後，旋即出任交通部長，並大舉任用自己人，其中觀光局副局長陳淑慧於<text:span text:style-name="T3">3</text:span>月正為屏東台灣燈會忙翻時，林佳龍的台中部屬、前台中市水利局長周廷彰，竟在台中自行對外宣布接任觀光局副局長，逼得陳淑慧提早退休。<text:span text:style-name="T3"> <text:line-break/><text:line-break/></text:span>陳淑慧在臉書發文說，她今年<text:span text:style-name="T3">6</text:span>月即可退休，她原也打算在忙完台灣燈會後如期申請退休，沒想到竟有人為了想要她的位子，搶著<text:span text:style-name="T3">3</text:span>月對外宣布接任同時，她也被通知調任交通部參事，她婉拒後，也因無法等她<text:span text:style-name="T3">6</text:span>月退休，加上有人要位子<text:span text:style-name="T3">(</text:span>公務員退休法定<text:span text:style-name="T3">3</text:span>個月前申請，但長官說了算，<text:span text:style-name="T3">3</text:span>天就可以快快辦<text:span text:style-name="T3">)</text:span>，讓她提早退休，她都不在乎津貼了。<text:span text:style-name="T3"> <text:line-break/><text:line-break/></text:span>昨天是她公務生涯最後一天，她於昨天下午<text:span text:style-name="T3">11</text:span>點多退出觀光局群組，未料交通部長林佳龍竟在群組留言說，「感謝淑慧副局長對觀光局和燈會的重大貢獻，並祝福開啟退休之後的精彩人生」，讓她感到噁心。<text:span text:style-name="T3"> <text:line-break/><text:line-break/></text:span>她說，她「本來想安靜、但是<text:span text:style-name="T3">....</text:span>好噁心呀！我是真性情之人，口不喜說惡言，也不會虛情假意，但也別消費我，更別公然說謊！太噁心了！請別再粗魯對待您的部屬，也請以公眾利益為優先！」。<text:span text:style-name="T3"> <text:line-break/><text:line-break/></text:span>文章來源：陳淑慧臉書</text:p>
      <text:p text:style-name="P1"><text:span text:style-name="T1">陳真</text:span><text:s/>  |  2019.04.01 20:40   |   <text:a xlink:type="simple" xlink:href="http://palinfo.habago.org/Entry?Command=Information_PrintForum&amp;iPage=27#FORUM37319"><text:span text:style-name="T2">#</text:span></text:a></text:p>
      <text:p text:style-name="P4"><text:span text:style-name="T1">這是韓國瑜的訪談：</text:span> <text:line-break/><text:line-break/>https://www.youtube.com/watch?v=KX8myitCvxY <text:line-break/><text:line-break/><text:span text:style-name="T1">沒時間看的，至少可以看底下三段，或是直接看最後一段：</text:span> <text:line-break/><text:line-break/>04:50-06:50 <text:line-break/>12:30-14:30 <text:line-break/>35:30-38:05</text:p>
      <text:p text:style-name="P1"><text:span text:style-name="T1">陳真</text:span><text:s/>  |  2019.04.01 19:59   |   <text:a xlink:type="simple" xlink:href="http://palinfo.habago.org/Entry?Command=Information_PrintForum&amp;iPage=27#FORUM37318"><text:span text:style-name="T2">#</text:span></text:a></text:p>
      <text:p text:style-name="P3">陳明通「禽獸說」嗆韓國瑜<text:span text:style-name="T3"> <text:line-break/><text:line-break/>2019/04/01 <text:line-break/><text:line-break/><text:line-break/></text:span>高雄市長韓國瑜上任後全力拚經濟，卻被陸委會主委陳明通形容「只求溫飽與禽獸何異？」台北市議員羅智強痛批，若一個政府讓人民連溫飽都要煩惱，豈非連禽獸都不如？他呼籲蔡英文總統，「可不可以以身作則，先示範不溫不飽的非禽獸生活？」<text:span text:style-name="T3"> <text:line-break/><text:line-break/></text:span>陳明通上午接受廣播節目專訪時表示，如果一個人只顧肚子，拜佛祖也是為了顧肚子，這樣並不好，因為拜佛祖就是我們的精神信仰、精神生活，並不僅僅是為了生活，如果人只為了生活，吃得飽就好，那跟豬狗禽獸有什麼差別？<text:span text:style-name="T3"> <text:line-break/><text:line-break/></text:span>羅智強則在臉書發文回應陳明通，若一個政府，讓人民連溫飽都要煩惱，豈非連禽獸都不如？羅智強指出，蔡英文總統自己有錢請六萬御廚，卻要人民「不要管溫飽」，晉惠帝還知道問人民為何不吃肉，蔡惠帝卻要人民連吃都免了？<text:span text:style-name="T3"> <text:line-break/><text:line-break/></text:span>羅智強呼籲蔡英文，可不可以以身作則，先示範不溫不飽的「非禽獸生活」給大家看？對於陳明通的「禽獸說」，連網友都怒了，紛紛留言回應「全台灣人都被他罵到」、「我們的稅金養這種官，不如買些飼料養禽獸！」</text:p>
      <text:p text:style-name="P1"><text:span text:style-name="T1">陳真</text:span><text:s/>  |  2019.04.01 19:12   |   <text:a xlink:type="simple" xlink:href="http://palinfo.habago.org/Entry?Command=Information_PrintForum&amp;iPage=27#FORUM37317"><text:span text:style-name="T2">#</text:span></text:a></text:p>
      <text:p text:style-name="P2">我常覺得，活在島內這個年代，在政治上最大的一個痛苦就是你常得做賤自己去批評那些根本不值得批評的沒出息人渣，什麼蔡啥小，什麼賴啥德或蘇什麼昌等等等等等，所謂上駟對下駟便是如此。<text:span text:style-name="T3"> <text:line-break/><text:line-break/></text:span>這是一種窩囊感，一種意義的淪喪。什麼給他一支掃帚讓他和解放軍拼到最後一口氣，他媽的要我批評這樣一種人渣的言行，我真是批評不出來，太過於自我做賤了。<text:span text:style-name="T3"> <text:line-break/><text:line-break/></text:span>黨外時代，你面對的是蔣家政權，不管好與壞，總是具有某種歷史上與政治上的嚴肅性。但你現在面對的卻是一些根本毫無任何信念唯利是圖的下三濫人渣，一大票貪婪沒出息膽子特小的文人走狗，一大群給美國人日本人當狗、顛倒善惡黑白的狗奴才。<text:span text:style-name="T3"> <text:line-break/><text:line-break/></text:span>你不妨想像在你的生活中所曾遇到的一些你所熟識或曾見過的廢物人渣，想像有一天，這些廢物穿著西裝，成為你的統治者，站在統治台上，巍巍峨峨裝模作樣地講些鬼話，每天忙著撈錢奪權，然後我們卻被迫得批評他們的作為，被迫得做賤自己去議論這樣一些廢物人渣所可能帶來的影響與傷害。如果你能如此想像，也許你就能明白我所要講的那樣一種做賤自己的窩囊感，做賤自己做為一個人的基本嚴肅性，竟然窩囊到必須去評論這樣一個毫無議論價值的人渣黨及其他渣渣。<text:span text:style-name="T3"> <text:line-break/><text:line-break/></text:span>是不是哪一天，如果蟑螂進化到具有某種生物技能之後，被牠們的主子栽培成為我們的統治者，然後我們也得被迫做賤自己去批評這樣一大群蟑螂？煞有介事地指出這隻蟑螂和那隻蟑螂的不同，分析牠們的行為意義以及什麼民主信念台獨理念？<text:span text:style-name="T3"> <text:line-break/><text:line-break/></text:span>我知道我這樣講不會有幾個知音，甚至也許人們根本不知道我在講什麼，更不用說深有同感，深受窩囊之苦了。不過，我早已不敢奢求知音，只是受不了窩囊感，說點心裏話。<text:span text:style-name="T3"> <text:line-break/><text:line-break/></text:span>不過一海之隔，天地意義相去竟如此遙遠，對岸同胞肯定是完全無法理解這種窩囊感的；我們竟然被一群沒出息的狗奴才統治與糟蹋二、三十年。<text:span text:style-name="T3"> <text:line-break/><text:line-break/></text:span>韓國瑜很客氣，他說綠營像一群貪婪的豺狼，一旦權力在握，便傾巢而出搶食，吃銅吃鐵，什麼都要貪，什麼都要搶，什麼都要吃，大的小的全不放過。但我比較不會用豺狼去形容這個貪婪景象，我感覺這比較像一群寄生蟲，一團蛆。議論蛆是可恥的，窩囊的，自我做賤的。面對蛆，你只能消滅之，繩之以法，要不就是忍忍忍忍忍忍忍七個忍字，忍到哪一天看這些骯髒事究竟有沒有個盡頭。<text:span text:style-name="T3"> <text:line-break/><text:line-break/></text:span>陳真<text:span text:style-name="T3"><text:s/>2019. 04. 01. <text:line-break/><text:line-break/>================== <text:line-break/></text:span>被酸是禽獸<text:span text:style-name="T3"><text:s/></text:span>韓國瑜飆罵陳明通<text:span text:style-name="T3">:</text:span>你書讀到狗肚子裡去了嗎？<text:span text:style-name="T3"> <text:line-break/><text:line-break/></text:span>新頭殼<text:span text:style-name="T3">newtalk &amp;;#124;</text:span>孫家銘<text:span text:style-name="T3"><text:s/></text:span>綜合報導<text:span text:style-name="T3"> <text:line-break/><text:line-break/>2019</text:span>年<text:span text:style-name="T3">4</text:span>月<text:span text:style-name="T3">1</text:span>日<text:span text:style-name="T3"> <text:line-break/><text:line-break/>[</text:span>新頭殼<text:span text:style-name="T3">newtalk] </text:span>高雄市長韓國瑜今<text:span text:style-name="T3">(1)</text:span>日下午在議會備詢的空檔接受媒體聯訪時，被問到陸委會主委陳明通說做人若只求溫飽跟禽獸有什麼差別，他先是面色凝重表示政黨或政治人物自己吃香喝辣，能撈就撈，能貪就貪，這樣子才像禽獸，最後罕見在鏡頭前動怒，火力全開飆罵「你，陳明通，堂堂陸委會主委，書是讀到狗的肚子裡去了嗎？」<text:span text:style-name="T3"> <text:line-break/><text:line-break/></text:span>陸委會主委陳明通<text:span text:style-name="T3">4</text:span>月<text:span text:style-name="T3">1</text:span>日上午接受寶島聯播網<text:span text:style-name="T3">FM98.5</text:span>《新聞放輕鬆》節目專訪時說：「韓國瑜只會『顧肚子』，將拜佛祖的信仰精神生活拋棄，如果人只求溫飽，跟豬狗禽獸就沒有差別。」<text:span text:style-name="T3"> <text:line-break/><text:line-break/></text:span>韓市長下午受訪時則回應說：「一個政治人物、一個政黨，得到了選民的選票，手上拿到了權力，不一心一意為人民來打拼，不一心一意為人民來謀求最高的福祉，這個政黨或者這個政治人物，自己吃香喝辣、能撈就撈、能貪就貪，這樣子才像禽獸。民進黨執政這三年來，台灣人民到底日子過得怎麼樣？<text:span text:style-name="T3"> <text:line-break/><text:line-break/></text:span>我一直講：『莫忘世上苦人多』，現在太多台灣社會各個角落，過苦日子的人民實在太多了，民進黨執政這三年來，根本就沒有辦法幫台灣人民過好日子。<text:span text:style-name="T3">.......</text:span>，到底有沒有給人民帶來福利？兩岸這麼低盪，國際處境這麼困難，賺錢這麼困難，勞工、軍公教、企業家、農漁民，每一個行業都在哀號，陳明通你眼睛瞎了嗎？你講禽獸不如是什麼意思？你幫什麼樣的政黨服務？你民進黨執政對得起台灣人民嗎？我們在拚經濟，你講這麼惡毒的話是什麼意思？你陳明通『你的書是讀到狗的肚子裡面了嗎？』你把你的知識拿來維護你的官位，昧著良心講話嗎？你用『禽獸』兩個字來形容，有必要嗎？」<text:span text:style-name="T3">﻿</text:span></text:p>
      <text:p text:style-name="P1"><text:span text:style-name="T1">陳真</text:span><text:s/>  |  2019.04.01 11:04   |   <text:a xlink:type="simple" xlink:href="http://palinfo.habago.org/Entry?Command=Information_PrintForum&amp;iPage=27#FORUM37316"><text:span text:style-name="T2">#</text:span></text:a></text:p>
      <text:p text:style-name="P3">眾所周知，人渣黨一直是個非常<text:span text:style-name="T3"><text:s/>"</text:span>團結<text:span text:style-name="T3">" </text:span>的黨，自古已然。不管怎麼內鬥，即便仇深似海，一旦對外幹架，保證互相掩護，絕不互扯後腿，就算天大的罪惡，也一定會掩護到底。為什麼呢？<text:span text:style-name="T3"> <text:line-break/><text:line-break/></text:span>因為，與其說這是一個黨，不如說是個幫派，雞犬昇天，雨露均霑，就跟土匪打家劫舍一樣，只要大夥一起成功幹上一票，遍地黃金，遍地女人，就地分贓，任你掠奪；哪怕只是個提鞋倒茶的小弟，照樣會有你的一份肥缺與各種油水，局處長科長等等等著你。至於稍微有那麼一點點點參與功勞的，更是油水飽滿，吃喝不盡，部會首長及各種董事長權位，絕對有你的一份。<text:span text:style-name="T3"> <text:line-break/><text:line-break/></text:span>這也就是人渣黨的名稱由來，它絕對能吸引各路人渣為其效忠，特別是學界、醫界和文化界這三大界，更是爭相表態，惟恐落人後。你看，放眼望去，哪個不是綠油油？<text:span text:style-name="T3"> <text:line-break/><text:line-break/></text:span>不過，綠油油當然只是一種斂財奪權搞前途的手段，而非本質。三十年前則剛好相反，你在學界、醫界和文化界，幾乎找不到一個敢公開支持黨外者，幾乎全部是國民黨的打手或明哲保身者。<text:span text:style-name="T3"> <text:line-break/><text:line-break/></text:span>相較於人渣黨的<text:span text:style-name="T3"><text:s/>"</text:span>團結<text:span text:style-name="T3">"</text:span>，馬英九上台之後的國民黨，因其不沾鍋，因其拒絕論功行賞，整個黨隨即也四分五裂，各尋生路，蛻變成一種個體戶的鬆散組合，各懷鬼胎，乃至內鬥內行外鬥外行。<text:span text:style-name="T3"> <text:line-break/><text:line-break/></text:span>吳敦義、王金平和朱立倫等等等，就是這類宮廷文化的典型代表，城府很深，機關算盡，只要對己有利，不惜毀掉全黨。嚴格說來，局外人其實不太可能明白這個黨的頭頭們究竟各自在盤算些什麼，複雜程度簡直跟下圍棋差不多，圍魏救趙，聲東擊西，計謀花招非常多。<text:span text:style-name="T3"> <text:line-break/><text:line-break/></text:span>簡單說，國、民兩黨，一個是人渣幫派組合，表面上打打鬧鬧，其實打起群架來非常團結；一個則是走宮廷路線，表面上大家都好有禮貌，天下為公，揖讓而升，臉上永遠掛著一抹詭異的微笑，其實一轉身就是往背後捅一刀。<text:span text:style-name="T3"> <text:line-break/><text:line-break/></text:span>至於比較像個<text:span text:style-name="T3"><text:s/>"</text:span>人<text:span text:style-name="T3">"</text:span>、非常不國民黨的韓國瑜，能選總統最好，不選也很棒，而且說不定還更好，早點讓國民黨壽終正寢，說不定置之死地還能重生。但是，其它的幾顆太陽<text:span text:style-name="T3"><text:s/>(</text:span>我看頂多只是像黯淡將熄的老舊路燈<text:span text:style-name="T3">) </text:span>顯然智能不高，總以為只要藉著這個鬥倒那個，自己便可全拿。<text:span text:style-name="T3"> <text:line-break/><text:line-break/></text:span>台灣的政治戲碼，基本上就是演這一齣，人物角色屬性大致如此。但是，如果政治只是這麼一回事，那也未免太低估了劇情的複雜性，高估了角色的自主性。角色是沒有多少自由意志可言的，你可以有不同演技，可以這樣演，也能那樣演，但不管怎麼演，角色基本屬性不會改變。<text:span text:style-name="T3"> <text:line-break/><text:line-break/></text:span>這意思是說，一切戲碼背後的主宰者是導演，是來自戲以外的力量。就台灣的殖民現況而言，主子當然就是美國，挑戰者是祖國。換個方式說，韓國瑜選不選，人渣黨誰出線，其實都不會單純只是出於一種當事人內部之間的自由意志。當然，這並不是說人民的普遍意志完全無用武之地而只能屈從於主子的安排。<text:span text:style-name="T3"> <text:line-break/><text:line-break/></text:span>陳真<text:span text:style-name="T3"><text:s/>2019. 04. 01. <text:line-break/><text:line-break/>======================= <text:line-break/></text:span>羅智強臉書<text:span text:style-name="T3"> <text:line-break/><text:line-break/>2019. 04. 01. <text:line-break/><text:line-break/></text:span>這幾個月，我憂心如焚，一再警告，初選拖磨，必然導致國民黨好不容易積累的氣勢崩解，但言者諄諄，聽者藐藐。<text:span text:style-name="T3"> <text:line-break/><text:line-break/></text:span>我就像特洛伊城的預言師卡珊卓，即便預言了危機，仍然只能坐視悲劇的降臨。<text:span text:style-name="T3"> <text:line-break/><text:line-break/></text:span>國民黨經過這四個月的「自殘」。不只砍倒了國民黨的好感度，<text:span text:style-name="T3"> <text:line-break/></text:span>也連帶傷害了韓國瑜。<text:span text:style-name="T3"> <text:line-break/><text:line-break/></text:span>九合一的勝選氣勢，已快煙消雲散，而民進黨卻快速整隊。表面上，蔡賴之爭才開始，但實際上，一個月內，很可能會以「蔡賴配」來個「大圓滿收場」，屆時民進黨氣勢大振，國民黨則繼續內耗，連個初選辦法都喬不定，請問，這仗，還要打嗎？<text:span text:style-name="T3"> <text:line-break/><text:line-break/></text:span>國民黨不要讓韓國瑜為難，要徵召韓國瑜，就大方徵召吧！<text:span text:style-name="T3"> <text:line-break/><text:line-break/></text:span>連朱立倫都大方説，只要徵召韓國瑜，他就全力支持，國民黨到底還在猶豫什麼？<text:span text:style-name="T3"> <text:line-break/><text:line-break/></text:span>目前全黨只有王金平一人反對徵召韓國瑜，難道全黨就要被王金平一人牽制？<text:span text:style-name="T3"> <text:line-break/><text:line-break/></text:span>一會兒徵召初選、一會兒特邀初選，一變再變的説法，不只傷害國民黨，也在傷害韓國瑜。為什麼要把局面弄得如此複雜？結果，逼得韓國瑜説：「堅持不考慮<text:span text:style-name="T3">2020</text:span>」。<text:span text:style-name="T3"> <text:line-break/><text:line-break/></text:span>一個明明可以贏的局，弄到今天這般局面，怎不讓人痛心！亡羊補牢，時猶未晚，真的拜託，別再拖磨，好嗎？</text:p>
      <text:p text:style-name="P1"><text:span text:style-name="T1">鄭豐遠</text:span><text:s/>  |  2019.04.01 08:10   |   <text:a xlink:type="simple" xlink:href="http://palinfo.habago.org/Entry?Command=Information_PrintForum&amp;iPage=27#FORUM37315"><text:span text:style-name="T2">#</text:span></text:a></text:p>
      <text:p text:style-name="P2"><text:span text:style-name="T3">Alex Wang </text:span>提供的這位殷罡老師在世紀大講堂的演講，我以前看過，再看一次也無妨。我沒辦法判斷裡頭的細節講的得對不對，但從一個人講話的神態多少就能判斷出一種基本的心智水平和品性。我從各種衛視或電視台中看到大陸的學者包括這位殷罡老師，水平都比台灣的學者好上太多了。我自己並不是學界中人，但我知道學界是怎麼一回事。所謂幹一行愛一行，台灣的學者普遍來說都不像學者，反而像綜藝節目嘉賓似的，很不稱職，整天作秀討好學生和家長和各種來賓官員。<text:span text:style-name="T3"> <text:line-break/><text:line-break/></text:span>觀眾也是，大陸的許多節目基本上都還有一種嚴肅性，來賓往往把講者和講題當一回事，不像台灣，任何議題彷彿都是兒戲。看看這些節目裡的年輕觀眾，再看看台灣年輕一輩，你就可以看到兩種截然不同的未來。</text:p>
      <text:p text:style-name="P1"><text:span text:style-name="T1">陳真</text:span><text:s/>  |  2019.03.19 20:45   |   <text:a xlink:type="simple" xlink:href="http://palinfo.habago.org/Entry?Command=Information_PrintForum&amp;iPage=30#FORUM37286"><text:span text:style-name="T2">#</text:span></text:a></text:p>
      <text:p text:style-name="P2"><text:span text:style-name="T3">5.1. </text:span>無人機傷亡：<text:span text:style-name="T3"> <text:line-break/><text:line-break/></text:span>不，不是這樣理解資料，<text:span text:style-name="T3">"The Bureau of Investigative Journalism" </text:span>的計算方法是根據新聞報導來進行實際的死亡個案認定。問題是，僅有極少數的無人機攻擊被媒體報導<text:span text:style-name="T3"><text:s/>(</text:span>消息大多被封鎖或地處偏遠，根本不會有媒體在場<text:span text:style-name="T3">)</text:span>，遑論一一認定，死亡人數自然會遠低於實際狀況。<text:span text:style-name="T3"> <text:line-break/><text:line-break/></text:span>其次，你混淆了<text:span text:style-name="T3"><text:s/>"</text:span>目標對象<text:span text:style-name="T3">" </text:span>和所謂<text:span text:style-name="T3"><text:s/>"</text:span>戰鬥人員<text:span text:style-name="T3"><text:s/>"</text:span>。依你的理解與引用方式，平民死亡率僅有一成多，但事實上卻剛好相反，平民傷亡肯定佔了絕大多數，乃至九成以上。<text:span text:style-name="T3"> <text:line-break/><text:line-break/></text:span>有個新聞調查網站叫「攔截」（<text:span text:style-name="T3">The Intercept</text:span>），他的編輯叫做<text:span text:style-name="T3"><text:s/>Glenn Greenwald</text:span>，也就是是先前協助史諾登（<text:span text:style-name="T3">Edward Joseph Snowden</text:span>）揭發美國國家安全局（<text:span text:style-name="T3">NSA</text:span>）秘密監聽計畫的那位記者。<text:span text:style-name="T3">2015 </text:span>年<text:span text:style-name="T3">10</text:span>月<text:span text:style-name="T3">15</text:span>日，「攔截」揭露一份來自美國情治單位內部人員洩露的密件指出：<text:span text:style-name="T3"> <text:line-break/><text:line-break/>https://theintercept.com/drone-papers/ <text:line-break/><text:line-break/></text:span>在<text:span text:style-name="T3">2012</text:span>年<text:span text:style-name="T3">1</text:span>月至<text:span text:style-name="T3">2013</text:span>年<text:span text:style-name="T3">2</text:span>月之間，美國在阿富汗的無人機空襲行動中殺害了兩百多人，其中僅有<text:span text:style-name="T3">35</text:span>人是<text:span text:style-name="T3"><text:s/>"</text:span>目標對象<text:span text:style-name="T3">"</text:span>。另外，而在一項長達五個多月的無人機攻擊任務中，將近九成的死者並非預定目標。<text:span text:style-name="T3"> <text:line-break/><text:line-break/></text:span>另外，就連紐約時報都曾報導：<text:span text:style-name="T3"> <text:line-break/><text:line-break/>https://goo.gl/uEkyAz <text:line-break/><text:line-break/></text:span>經常被美國無人機攻擊的巴基斯坦，其國內之人權組織亦曾針對過往三年內的美國無人機轟炸進行統計，一共殺害七百多人，但其中卻只有<text:span text:style-name="T3">14</text:span>個<text:span text:style-name="T3"><text:s/>"</text:span>目標對象<text:span text:style-name="T3">"</text:span>，命中率僅有百分之二，也就是說其它百分之九十八都是冤死的平民百姓。<text:span text:style-name="T3"> <text:line-break/><text:line-break/></text:span>你還可以找到更多的調查報告，你可以發現：這樣一種<text:span text:style-name="T3"><text:s/>"</text:span>寧可錯殺一百，絕不放過一個<text:span text:style-name="T3">" </text:span>的狀況並非例外，而是例行常態，甚至在執行殺戮行動中，充滿嬉戲胡鬧，完全任意作為。<text:span text:style-name="T3"> <text:line-break/><text:line-break/></text:span>總的來說，平民傷亡率應在九成以上，至少是佔了絕大多數。<text:span text:style-name="T3"> <text:line-break/><text:line-break/></text:span>事實上，你所引用的<text:span text:style-name="T3"><text:s/>"The Bureau of Investigative Journalism"</text:span>，就曾做過一個調查統計，美國從<text:span text:style-name="T3"><text:s/>2004</text:span>年在巴基斯坦開始進行無人機轟炸，其中有六成以上的轟炸目標是民宅，其中包括學校，一共殺死<text:span text:style-name="T3">2379</text:span>人，但是目標對象卻只有<text:span text:style-name="T3"><text:s/>84</text:span>人，也就是說，百分之九十六的死者是平民百姓。<text:span text:style-name="T3"> <text:line-break/><text:line-break/></text:span>就如上面所說，你混淆了<text:span text:style-name="T3"><text:s/>"</text:span>目標對象<text:span text:style-name="T3">" </text:span>和所謂<text:span text:style-name="T3"><text:s/>"</text:span>戰鬥人員<text:span text:style-name="T3"><text:s/>"</text:span>。<text:span text:style-name="T3">"</text:span>目標對象<text:span text:style-name="T3">" </text:span>是明確的，但所謂<text:span text:style-name="T3"><text:s/>"</text:span>戰鬥人員<text:span text:style-name="T3">" </text:span>則缺乏認知意義。比方說在一個市集裏或社區裏，誰是戰鬥人員？美軍說了算。幾乎所有傷亡者都會被美軍視為<text:span text:style-name="T3"><text:s/>"</text:span>戰鬥人員<text:span text:style-name="T3">" </text:span>或所謂<text:span text:style-name="T3"><text:s/>"</text:span>具有敵意的人員<text:span text:style-name="T3">"</text:span>。但這是鬼扯蛋。他們事實上就是平民。也就是說，所謂<text:span text:style-name="T3"><text:s/>"</text:span>目標對象<text:span text:style-name="T3">" </text:span>之外的人，依定義就是平民百姓，因為那不是一種交戰狀態，根本無所謂戰鬥，哪來戰鬥人員？<text:span text:style-name="T3"> <text:line-break/><text:line-break/></text:span>美軍的無人機攻擊，事實上就是一種隨時隨地都可能出現的無差別轟炸，而且完全不需國防審核，<text:span text:style-name="T3">CIA</text:span>人員說了算，今天想殺誰就殺誰。國際特赦組織及聯合國人權理事會<text:span text:style-name="T3">(UNHRC) </text:span>多次指控美國涉嫌觸犯戰爭罪。美國政府反駁說，無人機的使用原則<text:span text:style-name="T3"><text:s/>"</text:span>僅僅針對特定對象進行誅殺<text:span text:style-name="T3">"</text:span>，而且必須是處於一種<text:span text:style-name="T3"><text:s/>"</text:span>迫在眉睫的安全威脅<text:span text:style-name="T3">" </text:span>才會發動攻擊，但事實上完全不是這樣。數以萬計的轟炸，無日無之，完全任意作為。特別是歐巴馬這個人渣，為了避免美軍自身的傷亡招來國內輿論批評，於是大量採用無人機攻擊，取代地面傳統戰爭，事實上它就是一種無差別的任意屠殺。<text:span text:style-name="T3"> <text:line-break/><text:line-break/></text:span>還有就是，美軍至少從<text:span text:style-name="T3">2004</text:span>年開始就採用無人機進行大規模轟炸，殺害成千上萬人，但美國政府卻一再公開否認有此一事，直到<text:span text:style-name="T3">2012</text:span>年才承認。不過，歐巴馬卻撒謊說平民死傷人數<text:span text:style-name="T3"><text:s/>"</text:span>非常稀少<text:span text:style-name="T3">"</text:span>，並讚揚這是一種<text:span text:style-name="T3"><text:s/>"</text:span>合法且深具智慧的道德行動<text:span text:style-name="T3">"</text:span>。這些人渣，真是槍斃一萬次都不為過。<text:span text:style-name="T3"> <text:line-break/><text:line-break/></text:span>國際特赦組織多次指控美國竟然宣稱<text:span text:style-name="T3"><text:s/>"</text:span>美軍有權在全球任何地方進行無人機轟炸<text:span text:style-name="T3">"</text:span>，並指控多個案例明顯針對平民發動攻擊，觸犯戰爭罪。面對批評，美國一貫的態度是不予理會，要不就是強調自己有權這麼做，甚至一再揚言美國人不受國際法庭規範，倘若有美國人在海外被捕受審，美國將會動用武力把人救出來，並展開報復。<text:span text:style-name="T3"> <text:line-break/><text:line-break/></text:span>這些事寫不完，忙看診，潦草寫就。待續。<text:span text:style-name="T3"> <text:line-break/><text:line-break/></text:span>另有一篇三年前的香港中文報導如下：<text:span text:style-name="T3"> <text:line-break/><text:line-break/>https://hk.thenewslens.com/article/26773 <text:line-break/><text:line-break/></text:span>美軍無人機殺死了多少平民？一份不完整的殺戮記錄<text:span text:style-name="T3"> <text:line-break/><text:line-break/>The NewsLens </text:span>《香港關鍵評論網》<text:span text:style-name="T3"> <text:line-break/>2015/10/19 <text:line-break/><text:line-break/></text:span>近日美軍關於無人機攻擊的機密文件外洩，在此之前，美軍以反恐之名使用無人機空擊多個地區，已備受批評。多個人權組織先後就此進行調查、發表報告，顯示美軍可能犯下戰爭罪行。<text:span text:style-name="T3"> <text:line-break/><text:line-break/></text:span>本月<text:span text:style-name="T3">15</text:span>日，以調查報導為主的媒體《攔截》（<text:span text:style-name="T3">The Intercept</text:span>）公佈「無人機報告」，引述來自情報單位的洩密消息，揭開美國攻擊無人機的內幕。<text:span text:style-name="T3"> <text:line-break/><text:line-break/></text:span>這次洩密的源頭指出，被無人機殺死的人「沒有人權，沒有尊嚴，甚至不被視為人」，又認為美國政府在沒有通知下直接判這些人死刑，從一開始就是錯誤的。<text:span text:style-name="T3"> <text:line-break/><text:line-break/></text:span>雖然美國政府宣稱使用無人機具正當性，但在是次洩密事件前，美軍以反恐之名以無人機轟炸巴基斯坦、也門等地，早已惡名昭彰。例如美軍曾轟炸救援人員、喪禮（所以近日無國界醫生在阿富汗的醫院被炸，並非美軍首次攻擊救援人員）、婚禮、民居、宗教建築及學校等。<text:span text:style-name="T3"> <text:line-break/><text:line-break/></text:span>有分析認為，美軍無人機多次殺害平民，其「反恐」計劃反而有利阿蓋達招攬追隨者，因為這些空襲激化也門人對美國的仇恨，令阿蓋達的宣傳更具成效。然而由於美國政府僅以殺死個別目標去衡量成功與否，高層將不會停止用無人機攻擊。<text:span text:style-name="T3"> <text:line-break/><text:line-break/></text:span>多個人權組織曾譴責美軍使用無人機<text:span text:style-name="T3"> <text:line-break/><text:line-break/></text:span>聯合國人權理事會（<text:span text:style-name="T3">UNHRC</text:span>）曾發表報告，要求就（主要由美國發動的）無人機殺害平民一事，展開獨立調查。在此之前，聯合國人權理事會特別報告員亦曾批評，美軍使用無人機暗殺挑戰國際法，要求中央情報局（<text:span text:style-name="T3">CIA</text:span>）中止無人機計劃。<text:span text:style-name="T3"> <text:line-break/><text:line-break/></text:span>國際特赦組織亦曾發表題為《我會是下一個嗎？》（<text:span text:style-name="T3">Will I be Next?</text:span>）的報告，檢視了多宗於巴基斯坦的無人機空襲，發現當中部份非法殺戮可列入法外處決及戰爭罪行。人權監察（<text:span text:style-name="T3">Human Right Watch</text:span>）則就美軍於也門的無人機攻擊進行調查，報告指出美國政府不願承認使用無人機，故拒絕提供任何相關資訊，使戰爭罪行的調查難以開展。</text:p>
      <text:p text:style-name="P1"><text:span text:style-name="T1">陳真</text:span><text:s/>  |  2019.03.19 10:08   |   <text:a xlink:type="simple" xlink:href="http://palinfo.habago.org/Entry?Command=Information_PrintForum&amp;iPage=30#FORUM37284"><text:span text:style-name="T2">#</text:span></text:a></text:p>
      <text:p text:style-name="P2"><text:span text:style-name="T3">5. </text:span>制約<text:span text:style-name="T3"> <text:line-break/><text:line-break/></text:span>大家應該都讀過<text:span text:style-name="T3"><text:s/>"</text:span>巴夫洛夫的狗<text:span text:style-name="T3">" </text:span>之實驗吧？透過某種制約，就能讓被操控的動物產生預設反應。狗如此，人也差不多，甚且被制約得更徹底。<text:span text:style-name="T3"> <text:line-break/><text:line-break/></text:span>比方說，一個人如果每天讀下三濫的骯髒自由時報，當他聽到<text:span text:style-name="T3"><text:s/>"</text:span>中國<text:span text:style-name="T3">" </text:span>或<text:span text:style-name="T3">"</text:span>陸客<text:span text:style-name="T3">" </text:span>或<text:span text:style-name="T3"><text:s/>"</text:span>中華民族<text:span text:style-name="T3">" </text:span>等等關鍵詞時，有可能不咬牙切齒以表不屑嗎？同理，一個人活在這世上，每天接受幾乎全數由西方掌控的各方主流媒體的<text:span text:style-name="T3"><text:s/>"</text:span>燻<text:span text:style-name="T3">" </text:span>陶，自然也很難逃脫由西方所設定的思維框架與無數謠言。<text:span text:style-name="T3"> <text:line-break/><text:line-break/></text:span>舉個最平淡的例子，美國每天用無人機四處殺人，死者數以萬計，傷殘者更是不計其數，其中絕大多數<text:span text:style-name="T3"><text:s/>(</text:span>九成以上<text:span text:style-name="T3">) </text:span>是全然無辜的平民百姓，而非狙殺對象。於是，成千上萬的家庭就在無可預料中，瞬間灰飛湮滅。攻擊對象包括醫院、教堂、婚禮、喜宴、娃娃車、救護車以及社區大樓等等等，只因為裏頭<text:span text:style-name="T3"><text:s/>"</text:span>可能<text:span text:style-name="T3">" </text:span>有反美人士<text:span text:style-name="T3"><text:s/>(</text:span>統稱恐怖份子<text:span text:style-name="T3">)</text:span>，寧可錯殺一萬，絕不放過一個。<text:span text:style-name="T3"> <text:line-break/><text:line-break/></text:span>但是，世人卻根本不把這些每天完全肆無忌憚的任意殺戮行為視為恐怖攻擊。為什麼？因為我們都是巴夫洛夫的狗，我們長年以來被制約，只要是西方人幹的事情，統統都是可行的，合理的，文明的，或是不得已的，但若是被妖魔化對象所幹的事，哪怕只是一點點雞毛蒜皮的小事，馬上都能炒作成彷彿什麼罪無可赦的人類慘劇。<text:span text:style-name="T3"> <text:line-break/><text:line-break/></text:span>當國際人權組織<text:span text:style-name="T3"><text:s/>(</text:span>例如國際特赦組織<text:span text:style-name="T3">) </text:span>及聯合國針對美國無人機四處任意屠殺之事提出質疑，或是國際法庭<text:span text:style-name="T3">(ICC)</text:span>企圖調查時，美國便屢次高聲恫嚇，揚言美國人及美軍超脫國際法之上，外人不得干預，否則將給予報復云云。近年甚且揚言，若有美軍或美國人被他國政府或國際法庭逮捕，將動用武力救回。布希說，<text:span text:style-name="T3">"</text:span>我們自己就是抓捕罪犯的專家，因此我們不需要接受國際法庭的約束<text:span text:style-name="T3">"</text:span>。<text:span text:style-name="T3"> <text:line-break/><text:line-break/></text:span>比起布希，歐巴馬更是特別喜歡使用無人機殺人，每星期至少玩一次無人機殺人遊戲。川普則比較不喜歡花心思在這上頭，於是乾脆進一步授權給<text:span text:style-name="T3"><text:s/>CIA</text:span>，讓他們得以任意地直接以無人機在全球各地進行殺戮，完全無須經過國防高層的授權與審核，想殺誰就殺誰，愛怎麼殺就怎麼殺，打算殺多少就殺多少，心情好就殺一殺，心情不好就更需要殺一殺，殺人就像打電動一樣任意且兒戲。<text:span text:style-name="T3"> <text:line-break/><text:line-break/></text:span>就在上上個星期三<text:span text:style-name="T3"><text:s/>(</text:span>三月六日<text:span text:style-name="T3">)</text:span>，川普更簽署了一項行政命令，撤銷傷亡人數報告，情治單位從此無須再回報無人機究竟殺死多少平民。他人性命，在所謂愛好人權的西方人看來，猶如螻蟻一般。過去幾次面對外界質疑時，美軍將領或情治高層總是輕蔑而不耐煩地回應說：<text:span text:style-name="T3">"</text:span>我們對於計算死人數目不感興趣<text:span text:style-name="T3">"</text:span>。<text:span text:style-name="T3"> <text:line-break/><text:line-break/></text:span>今天，別說用無人機殺死幾萬個老幼婦孺，倘若是中國派出一架無人機到他國領土上殺死僅僅一個人，我保證，馬上會成為國內外頭條新聞，眾人一致譴責，抗議，為死者哀悼等等等。至於島內的人渣黨及其一大票愛好民主自由與人權的文人走狗們，肯定馬上會跳出來<text:span text:style-name="T3"><text:s/>"</text:span>捍衛人權<text:span text:style-name="T3">"</text:span>，<text:span text:style-name="T3">"</text:span>捍衛民主自由<text:span text:style-name="T3">"</text:span>。<text:span text:style-name="T3"> <text:line-break/><text:line-break/></text:span>當然，必須釐清的一點是：一般人是被制約，以致於本末倒置，因果顛倒，黑白不分，但是這些<text:span text:style-name="T3"><text:s/>"</text:span>愛好民主自由<text:span text:style-name="T3">" </text:span>的人渣政客及其走狗們，卻完完全全是為了私利，故意裝蒜。他們不是不懂，而是根據私利來決定如何<text:span text:style-name="T3"><text:s/>"</text:span>愛好<text:span text:style-name="T3">" </text:span>所謂民主自由與人權。<text:span text:style-name="T3"> <text:line-break/><text:line-break/>6. </text:span>待續</text:p>
      <text:p text:style-name="P1"><text:span text:style-name="T1">陳真</text:span><text:s/>  |  2019.03.18 01:25   |   <text:a xlink:type="simple" xlink:href="http://palinfo.habago.org/Entry?Command=Information_PrintForum&amp;iPage=30#FORUM37283"><text:span text:style-name="T2">#</text:span></text:a></text:p>
      <text:p text:style-name="P3"><text:span text:style-name="T3">(</text:span>續<text:span text:style-name="T3"><text:s/>2019. 03. 12) <text:line-break/><text:line-break/>4. </text:span>建構<text:span text:style-name="T3"> <text:line-break/><text:line-break/></text:span>有一本科學史的書，書名忘了，只記得開宗明義寫了一句話：<text:span text:style-name="T3">"</text:span>疾病不存在，存在的只是概念<text:span text:style-name="T3">"</text:span>。<text:span text:style-name="T3"> <text:line-break/><text:line-break/></text:span>上個世紀的六零年代，精神醫學特别被挑出來打，打它的科學性，否認精神疾病之本質性。這類說法早已失去說服力，批判者往往是一些對現代科學一無所知的人，以為憂鬱症就只是什麼<text:span text:style-name="T3"><text:s/>"</text:span>想太多<text:span text:style-name="T3">"</text:span>，以為精神病就是受到什麼<text:span text:style-name="T3"><text:s/>"</text:span>打擊<text:span text:style-name="T3">" </text:span>或承受什麼<text:span text:style-name="T3"><text:s/>"</text:span>壓力<text:span text:style-name="T3">"</text:span>，以為關於兒童的各種精神疾病也只是什麼缺乏愛或什麼另類的才華，甚至胡扯一些無聊低能的陰謀論。<text:span text:style-name="T3"> <text:line-break/><text:line-break/></text:span>事實上，病就是病。但這並不意味著疾病就像長在樹上的水果那樣<text:span text:style-name="T3"><text:s/>"</text:span>天然存在<text:span text:style-name="T3">"</text:span>。問題是，如果你要否認精神疾病的本質性，那你得否認<text:span text:style-name="T3"><text:s/>"</text:span>所有<text:span text:style-name="T3">" </text:span>疾病的本質性才行，因為精神疾病相較於其它疾病例如癌症，在疾病概念上並沒有比較特別。<text:span text:style-name="T3"> <text:line-break/><text:line-break/></text:span>我對這類所謂建構與解構科學知識之類的談法，始終感到很厭煩，因為在智性上缺乏吸引力，總感覺就是有點幼稚與無聊。但是，一些自以為具有什麼批判能力的<text:span text:style-name="T3"><text:s/>"</text:span>進步青年<text:span text:style-name="T3">(</text:span>或中老年<text:span text:style-name="T3">)" </text:span>卻似乎特別喜歡這類東西，好像如此批判很厲害似的。但我相信，他們如果能夠多充實一點點科學或醫學的知識，也許就不會那麼自滿了。<text:span text:style-name="T3"> <text:line-break/><text:line-break/></text:span>雖然個性上很不喜歡這類解構來解構去的所謂科技史或科學史，但它依然還是具有一定的應用價值，特別是當它用來理解社會時<text:span text:style-name="T3"><text:s/>(</text:span>而非僅僅只是用來理解某種科技或科學知識<text:span text:style-name="T3"><text:s/>)</text:span>。<text:span text:style-name="T3">Noam Chomsky</text:span>有一本書叫<text:span text:style-name="T3">Manufacturing Consent (</text:span>製造共識<text:span text:style-name="T3">)</text:span>，差不多就是這樣一個意思。所謂輿論，聽起來好像是什麼大眾心聲，彷彿是如此自自然然產生的東西，但事實上並非如此。我常把它想像成一種印在會議表單上的<text:span text:style-name="T3"><text:s/>"</text:span>議程<text:span text:style-name="T3">"</text:span>，哪些東西構成一種<text:span text:style-name="T3"><text:s/>"</text:span>議案<text:span text:style-name="T3">"</text:span>，哪些東西要端上會議桌，不是一般人說了算，而是會議操盤者來決定，然後透過媒體等<text:span text:style-name="T3"><text:s/>"</text:span>製造業<text:span text:style-name="T3">" </text:span>及其御用文人來加工生產，所謂輿論與共識，於焉出爐。<text:span text:style-name="T3"> <text:line-break/><text:line-break/></text:span>舉個例，台灣從過去到現在以致於到未來，各種政治流程與發展，幾乎就沿著幾個不同的議程與關鍵字在進行，諸如什麼<text:span text:style-name="T3"><text:s/>"</text:span>安定<text:span text:style-name="T3">"</text:span>、<text:span text:style-name="T3">"</text:span>偏激<text:span text:style-name="T3">"</text:span>、<text:span text:style-name="T3">"</text:span>中華兒女<text:span text:style-name="T3">"</text:span>、<text:span text:style-name="T3">"</text:span>龍的傳人<text:span text:style-name="T3">"</text:span>、<text:span text:style-name="T3">"</text:span>溫和理性<text:span text:style-name="T3">"</text:span>、<text:span text:style-name="T3">"</text:span>社會成本<text:span text:style-name="T3">"</text:span>、<text:span text:style-name="T3">"</text:span>團結<text:span text:style-name="T3">"</text:span>、<text:span text:style-name="T3">"</text:span>民意<text:span text:style-name="T3">"</text:span>、<text:span text:style-name="T3">"</text:span>愛台灣<text:span text:style-name="T3">"</text:span>、<text:span text:style-name="T3">"</text:span>民主自由<text:span text:style-name="T3">"</text:span>、<text:span text:style-name="T3">"</text:span>主權<text:span text:style-name="T3">"</text:span>、<text:span text:style-name="T3">"</text:span>黑箱<text:span text:style-name="T3">"</text:span>、<text:span text:style-name="T3">"</text:span>轉型正義<text:span text:style-name="T3">" </text:span>等等等，根據操盤者的利益，建構出各種議程與關鍵字。<text:span text:style-name="T3"> <text:line-break/><text:line-break/></text:span>在國際上來講，除了民主自由與人權這幾個殺人無數的血滴子之外，近二十年來則又特別鼓吹了另外一些關鍵詞，例如無法容忍大家過著幸福美滿生活的<text:span text:style-name="T3"><text:s/>"</text:span>恐怖份子<text:span text:style-name="T3">"</text:span>、<text:span text:style-name="T3">"</text:span>恐怖主義<text:span text:style-name="T3">" </text:span>或<text:span text:style-name="T3"><text:s/>"</text:span>宗教極端份子<text:span text:style-name="T3">" </text:span>等等，言之鑿鑿，煞有介事，講得好像是一種不知從何而來的恐怖瘟疫，四處襲擊。但是，真實畫面及其來龍去脈，卻遠非如此。<text:span text:style-name="T3"> <text:line-break/><text:line-break/></text:span>以上是幾天前寫的，寫到這裏就卡住了，不知要從何接著說起，感覺似乎得把幾十年來寫過的東西統統得重新再寫上一遍才行，很累。這種有口難言的困境，始終揮之不去。主流世界瞎掰一套謊言、製造一種共識很容易，但要揭穿它卻很難。這就猶如在三、四十年前或更早之前，當島內絕大多數人信任國民黨是個偉大的世界民主燈塔時，你卻說他根本就是個貪污腐敗無惡不作的土匪黨，你想，即便事實如此清楚，你得費多少唇舌才有可能回答任何一個相關問題？人們會信嗎？很難。大多數人會認為你人格或腦袋有問題。<text:span text:style-name="T3"> <text:line-break/><text:line-break/></text:span>同理，比方說<text:span text:style-name="T3">20</text:span>年前，當島內絕大多數人擁戴阿扁，說他是什麼偉大的台灣之子、代表著愛、揹負著人民的希望與夢想時，你卻說他是天字第一號大壞蛋，說這個綠油油的黨被一群貪婪無度的猥瑣人渣竄位把持，你想，即便事實如此清楚，你得費多少唇舌才有可能回答任何一個相關問題？人們會信嗎？很難。大多數人會認為你人格或腦袋有問題。<text:span text:style-name="T3"> <text:line-break/><text:line-break/></text:span>同樣地，半個多世紀來，當人們把什麼民主自由與人權等美麗辭藻和英美西方國家畫上等號，把專制獨裁侵害人權和祖國視為同義詞時，你卻說前者才是比納粹邪惡血腥殘暴數百倍的恐怖大魔頭，而祖國卻是人類得以和平共存與世界和平發展的最大貢獻者，你想，即便事實如此清楚，但你得費多少唇舌才有可能回答任何一個相關問題？人們會信嗎？很難。大多數人會認為你人格或腦袋有問題。<text:span text:style-name="T3"> <text:line-break/><text:line-break/></text:span>同理，對於所謂恐怖份子或什麼宗教極端份子，乃至於對穆斯林與伊斯蘭世界的無數殺戮與侵略、扭曲與抹黑、誤解與操弄，你該從何說起？一口氣說得完嗎？無言之餘，也許，你不妨可以倒過來想，想一想市面上那些所謂共識或事實，究竟有多少可信度？<text:span text:style-name="T3"> <text:line-break/><text:line-break/></text:span>我常想到一個我很喜歡的詞叫<text:span text:style-name="T3">holism (</text:span>整體主義<text:span text:style-name="T3">)</text:span>，也許有點用處。這詞相當<text:span text:style-name="T3"><text:s/>Wittgensteinian</text:span>，簡單這麼說：你不可能點點滴滴、枝枝節節想事情，你得有個決心去質疑自己既有的整個觀念架構才行。因為，唯有挑戰了這個凡事藉以取得意義的<text:span text:style-name="T3"><text:s/>"</text:span>基礎<text:span text:style-name="T3">" </text:span>架構，你才有可能在一種新的基礎上<text:span text:style-name="T3"><text:s/>(</text:span>或說世界觀上<text:span text:style-name="T3">)</text:span>理解事情。<text:span text:style-name="T3"> <text:line-break/><text:line-break/></text:span>李敖曾經對這樣一種溝通上的困境打了個比方很傳神，他說，你對人們說國民黨很壞，像狼一樣壞。問題是，人們並不是在<text:span text:style-name="T3"><text:s/>"</text:span>程度上<text:span text:style-name="T3">" </text:span>不相信國民黨真的像狼那樣壞，而是他根本就不相信世界上有狼這種生物。這等於是從根本上否決了你所說的一切，覺得你可能瘋了。而我要說的<text:span text:style-name="T3"><text:s/>"</text:span>基礎架構重建<text:span text:style-name="T3">"</text:span>，恰恰就是奉勸人們至少得先相信世界上真的有狼這種生物，進而在某個包含著狼的<text:span text:style-name="T3"><text:s/>"</text:span>整體架構<text:span text:style-name="T3">" </text:span>下理解事情，然後你或許就比較有可能不會成為<text:span text:style-name="T3"><text:s/>"</text:span>共識製造會議<text:span text:style-name="T3">" </text:span>的一名受害者。<text:span text:style-name="T3"> <text:line-break/><text:line-break/>5. (</text:span>待續<text:span text:style-name="T3">)</text:span></text:p>
      <text:p text:style-name="P1"><text:span text:style-name="T1">陳真</text:span><text:s/>  |  2019.03.13 09:21   |   <text:a xlink:type="simple" xlink:href="http://palinfo.habago.org/Entry?Command=Information_PrintForum&amp;iPage=30#FORUM37276"><text:span text:style-name="T2">#</text:span></text:a></text:p>
      <text:p text:style-name="P2">類似像蘇貞昌這樣一些台奸、漢奸與人渣，不知何時才會良心發現，好好當個人，不再為私利而傷害大眾？<text:span text:style-name="T3"><text:line-break/><text:line-break/></text:span>陳真<text:span text:style-name="T3"><text:s/>2019 03. 13. <text:line-break/><text:line-break/>================= <text:line-break/></text:span>打臉韓國瑜推自由經濟示範區<text:span text:style-name="T3"><text:s/></text:span>蘇貞昌︰台灣會被當成中國共犯<text:span text:style-name="T3"> <text:line-break/><text:line-break/></text:span>奇摩新聞<text:span text:style-name="T3"> <text:line-break/><text:line-break/>2019</text:span>年<text:span text:style-name="T3">3</text:span>月<text:span text:style-name="T3">12</text:span>日<text:span text:style-name="T3"> <text:line-break/><text:line-break/></text:span>行政院長蘇貞昌今天對高雄市長韓國瑜提出高雄重推自由經濟示範區的構想表示四個不可行；中國利用自經區到台灣繞一圈，變成台灣製造對台灣最不利，甚至被當成中國的共犯。</text:p>
      <text:p text:style-name="P1"><text:span text:style-name="T1">陳真</text:span><text:s/>  |  2019.03.13 03:54   |   <text:a xlink:type="simple" xlink:href="http://palinfo.habago.org/Entry?Command=Information_PrintForum&amp;iPage=31#FORUM37275"><text:span text:style-name="T2">#</text:span></text:a></text:p>
      <text:p text:style-name="P2">給韓國瑜的一封公開信<text:span text:style-name="T3"> <text:line-break/><text:line-break/></text:span>國瑜市長好，<text:span text:style-name="T3"> <text:line-break/><text:line-break/></text:span>出於某種憂慮，半夜三點多特別爬起來寫信，主要是想請您參選總統。真沒想到會有這麼一天，讓我寫下這樣的一封信。<text:span text:style-name="T3"> <text:line-break/><text:line-break/></text:span>容我省略客套，直接進入正題：<text:span text:style-name="T3"> <text:line-break/><text:line-break/></text:span>您說，您日思夜想如何翻轉高雄的經濟，倘若此話當真，那麼，您就更應該參選總統，因為諸如高雄這樣一個城市的發展，主要權柄是在中央，而非地方。如果中央仍是民進黨執政，您可以想見他們將會如何刻意阻撓高雄的發展。這從您之自由經濟示範區的構想所得到的全面性抹紅抹黑等攻擊，可見一斑。攻擊內容之荒唐，近乎語無倫次。<text:span text:style-name="T3"> <text:line-break/><text:line-break/></text:span>您不是政治新鮮人，理當明白對手是一個什麼樣的黨，什麼樣的政客組合，圖謀些什麼樣的東西；並不是每個人都跟您一樣，心懷無私的淑世利他精神。自經區不是什麼新穎的構想，事實上，過去連陳菊等人也都有此計畫與構想。可是，當這計畫由您提出時，立即就會被妖魔化。難道您真以為您有可能順利推行市政？<text:span text:style-name="T3"> <text:line-break/><text:line-break/></text:span>很多人說，您現在六十多歲了，這回不選總統，下回再選恐怕已是八年後，屆時將是七十多歲老人，因此鼓勵您參選。但我並不這樣想。您個人這一生有沒有機會當總統，事實上毫無意義。重要的並不是時間不會等您，而是時間根本不會等待台灣。<text:span text:style-name="T3"> <text:line-break/><text:line-break/></text:span>政治很複雜，機關算盡，陰暗難懂。但是，說它複雜，倒也未必。只要秉懷初衷，少了無謂的瞻前顧後與盤算，它就一點也不複雜；民心所嚮，該當如何便如何，無所謂天人交戰不交戰。<text:span text:style-name="T3"> <text:line-break/><text:line-break/></text:span>過去馬英九曾有機會有所作為，但這機會卻在無知膽怯與懦弱中流逝了。您之處境與馬類似，機會就在眼前，稍縱即逝。人可以不為己謀，但不能不為眾人想。所謂<text:span text:style-name="T3"><text:s/>"</text:span>莫道書生空議論，頭顱擲處血斑斑<text:span text:style-name="T3">"</text:span>，亂世兒女，濁世滔滔，每個人有他自己的一份角色，一種造化，我自認承擔了屬於自己卑微不足道的那一份，您呢？<text:span text:style-name="T3"> <text:line-break/><text:line-break/></text:span>陳真<text:span text:style-name="T3"> <text:line-break/>2019. 03. 12.</text:span></text:p>
      <text:p text:style-name="P1"><text:span text:style-name="T1">陳真</text:span><text:s/>  |  2019.03.12 20:56   |   <text:a xlink:type="simple" xlink:href="http://palinfo.habago.org/Entry?Command=Information_PrintForum&amp;iPage=31#FORUM37274"><text:span text:style-name="T2">#</text:span></text:a></text:p>
      <text:p text:style-name="P3">這個報導貼過了，但我想再貼一次，並附上圖片：<text:span text:style-name="T3"> <text:line-break/><text:line-break/>https://goo.gl/akP2Mk <text:line-break/><text:line-break/></text:span>我喜歡的東西，常常就會拿出來看，給我很大的安慰和力量。<text:span text:style-name="T3"> <text:line-break/><text:line-break/></text:span>陳真<text:span text:style-name="T3"><text:s/>2019. 03. 12. <text:line-break/><text:line-break/>=============== <text:line-break/></text:span>夜宿育幼院<text:span text:style-name="T3"><text:s/></text:span>韓國瑜聽到這句話落淚了<text:span text:style-name="T3"> <text:line-break/><text:line-break/></text:span>三立新聞網<text:span text:style-name="T3"><text:s/>setn.com <text:line-break/><text:line-break/>2019</text:span>年<text:span text:style-name="T3">1</text:span>月<text:span text:style-name="T3">20</text:span>日<text:span text:style-name="T3"> <text:line-break/><text:line-break/></text:span>政治中心／綜合報導<text:span text:style-name="T3"> <text:line-break/><text:line-break/></text:span>高雄市長韓國瑜落實政見每月一夜宿，因近來虐童案頻傳，為關懷弱勢機構及偏遠地區孩童，繼就職當晚夜宿果菜市場後，昨（<text:span text:style-name="T3">19</text:span>）日晚夜宿大寮永安育幼院，當晚在與院童座談時，韓國瑜問院童最想要什麼？其中一名在育幼院住了<text:span text:style-name="T3">10</text:span>年的<text:span text:style-name="T3">17</text:span>歲女孩說，「最想要有個家。」讓韓國瑜聽了很不捨立刻上前給女孩一個大擁抱，還忍不住的掉下淚來。</text:p>
      <text:p text:style-name="P1"><text:span text:style-name="T1">陳真</text:span><text:s/>  |  2019.03.12 17:25   |   <text:a xlink:type="simple" xlink:href="http://palinfo.habago.org/Entry?Command=Information_PrintForum&amp;iPage=31#FORUM37273"><text:span text:style-name="T2">#</text:span></text:a></text:p>
      <text:p text:style-name="P2"><text:span text:style-name="T3">(</text:span>續<text:span text:style-name="T3"><text:s/>2019. 03. 11) <text:line-break/><text:line-break/>3. </text:span>手段與目的<text:span text:style-name="T3"> <text:line-break/><text:line-break/></text:span>手段是重要的，因為它將直接影響目的。倒過來說更是如此，目的決定了手段的可能性。<text:span text:style-name="T3"> <text:line-break/><text:line-break/></text:span>人們常把手段和目的一分為二，但這樣一種區分其實相當獨斷，彷彿兩者各自獨立，事實上卻非如此。我倒寧可這樣看：<text:span text:style-name="T3"> <text:line-break/><text:line-break/></text:span>當目的確立之後，目的其實已經預設或蘊涵了手段的範圍與可能性。<text:span text:style-name="T3"> <text:line-break/><text:line-break/></text:span>就如同當你想擦乾淨一張桌子，那麼，一塊髒抹布肯定是行不通的；就如同一群不擇手段貪婪無度的人渣不可能改革社會一樣。同理，當你想追求社會的和平與穩定發展，那麼，帶著明顯不公平、不公正或不正當的任何手段、制度或環境，永遠也不可能達成目標。<text:span text:style-name="T3"> <text:line-break/><text:line-break/></text:span>甘地說得對，只要方法對了，遲早我們就會走到目的地。一行禪師說得更入骨，他在談到美國之四處侵略、致力於消滅所有敵人<text:span text:style-name="T3">(</text:span>所謂恐怖份子<text:span text:style-name="T3">)</text:span>時，如此說道：<text:span text:style-name="T3">"</text:span>你不可能安全，除非所有人都安全<text:span text:style-name="T3">"</text:span>。<text:span text:style-name="T3"> <text:line-break/><text:line-break/></text:span>姑且先不說那些所謂壞人或恐怖份子是否真的那麼壞那麼恐怖，一行禪師的說法依然成立，<text:span text:style-name="T3">"</text:span>你不可能安全，除非所有人都安全<text:span text:style-name="T3">"</text:span>，要不然就是你得把我們全部殺死，你才有可能安全。問題是，有可能殺死所有敵人嗎？敵人只會越殺越多，不會越殺越少。你沒看過周星馳的<text:span text:style-name="T3"><text:s/>"</text:span>功夫<text:span text:style-name="T3">" </text:span>嗎？<text:span text:style-name="T3">"</text:span>殺了一個我，還有千千萬萬個我。<text:span text:style-name="T3">" <text:line-break/><text:line-break/></text:span>很多不好的事，往往在一種大招牌底下被縱容，例如愛國，例如國家安全。愛國很好，國家安全誰會反對呢？但這些美妙說詞或偉大目標卻不足以合理化一切手段。義和團也很愛國啊，但愛之卻適足以害之。因此，當我們檢討手段的正當性時，並不必然是在質疑目標的存在價值。但是，許多時候，質疑手段者，往往馬上會被扣上一堆大帽子，甚至視為敵人。<text:span text:style-name="T3"> <text:line-break/><text:line-break/></text:span>我很喜歡古希臘醫師希波克拉底的醫師誓詞裏頭的一句話：<text:span text:style-name="T3">“ First, do no harm”</text:span>。這話其實很不好翻譯，意思是說：<text:span text:style-name="T3">"</text:span>首先最重要的是，別造成傷害。<text:span text:style-name="T3">" </text:span>我如果醫術太差，沒法幫你，但我至少不會故意傷害你。醫師開藥或開刀治病，除了考慮療效，更應考慮副作用。別說醫師，每個人恐怕都該把這誓詞謹記在心。幫不上忙就算了，可別幫倒忙。<text:span text:style-name="T3"> <text:line-break/><text:line-break/></text:span>就算不談手段本身的絕對價值，光是從效益主義<text:span text:style-name="T3">(utilitarianism)</text:span>的相對觀點來計算，手段從來都不是什麼不可質疑的東西。就跟開藥給病人吃一樣，藥物怎麼開是有爭議的，你得考慮利害得失。<text:span text:style-name="T3"> <text:line-break/><text:line-break/></text:span>自從美國自導自演所謂<text:span text:style-name="T3">911</text:span>的恐怖攻擊之後，<text:span text:style-name="T3">"</text:span>反恐<text:span text:style-name="T3">" </text:span>頓時成為一種熱門辭彙，每個國家聽了都很高興，紛紛向美國效法，成立所謂反恐小組或制定所謂反恐政策，藉以大開殺戒，或大肆侵害人權。中國如此，俄國更是如此，所謂老牌民主國家<text:span text:style-name="T3">--</text:span>英國，一樣藉機打壓異己；白人民眾針對亞州移民或遊客之種族攻擊，更是明顯惡化，每年數以萬計。甚至連劍橋學生去學校圖書館借閱幾本有關所謂恐怖份子的訓練手冊，都能因此被退學並移送偵辦。<text:span text:style-name="T3"> <text:line-break/><text:line-break/></text:span>二、三十年前，很少聽聞什麼恐怖攻擊或人肉自殺炸彈，但是，隨著所謂反恐，越反越恐，恐怖攻擊竟然變成一種每天必然發生的事，毫無新聞性可言。<text:span text:style-name="T3"> <text:line-break/><text:line-break/></text:span>這說明了一件事，反恐是無效的，不但無效，反而使得人們的生存環境比過去更加不安全，人們自身的權益也比以往受到更大的傷害與剝奪。<text:span text:style-name="T3"> <text:line-break/><text:line-break/></text:span>我知道我這樣講很幼稚，當我說反恐是無效的，聽起來彷彿我真的傻到以為西方這樣一種反恐狂潮真的是想要追求人們普遍的安全。我當然沒有這麼蠢，他們哪是在追求什麼人們的安全，他們是在追求更大的權力與私利，反恐只是一個藉口，至少在西方世界<text:span text:style-name="T3"><text:s/>(</text:span>特別是美國<text:span text:style-name="T3">) </text:span>正是如此。<text:span text:style-name="T3"> <text:line-break/><text:line-break/></text:span>但是，退一千萬步來說，就算有人真的蠢到相信反恐是基於追求人們普遍安全的目標，那他還是得把算盤拿出來，打打算盤，算一算這樣一種手段的有效性；不但無效，反而有害。有效性不成立，更不用說正當性之匱乏了。<text:span text:style-name="T3"> <text:line-break/><text:line-break/></text:span>以前寫東西，像影印，腦子想什麼，就用筆把它<text:span text:style-name="T3"><text:s/>"</text:span>印<text:span text:style-name="T3">" </text:span>出來；就像倒牛奶一樣，一下就倒出來，很快。現在空檔時間趨近於零，寫起東西要死不活，只能抓住五秒、八秒的各種空檔，三、五個字片片斷斷寫。寫完幾個字，也許幾小時或幾天後才有機會接著寫，但往往已經忘記之前要寫什麼了。辭不達意，沒辦法，只能將就。人生如果要等到萬事俱備才要幹活，其實什麼活也幹不了。一個人有什麼命，就過什麼樣的日子，正所謂<text:span text:style-name="T3"><text:s/>"</text:span>自事其心者，哀樂不易施乎前，知其不可奈何而安之若命，德之至也<text:span text:style-name="T3">" (</text:span>莊子語<text:span text:style-name="T3">)</text:span>。題外話。待續。</text:p>
      <text:p text:style-name="P1"><text:span text:style-name="T1">陳真</text:span><text:s/>  |  2019.03.12 02:55   |   <text:a xlink:type="simple" xlink:href="http://palinfo.habago.org/Entry?Command=Information_PrintForum&amp;iPage=31#FORUM37272"><text:span text:style-name="T2">#</text:span></text:a></text:p>
      <text:p text:style-name="P3">前文還沒寫完，會繼續寫。<text:span text:style-name="T3"> <text:line-break/><text:line-break/></text:span>一時興起，想學一下名嘴，插播一些比較低級的東西。<text:span text:style-name="T3"> <text:line-break/><text:line-break/></text:span>台灣名嘴很好賺，但往往瞎掰些毫無內容的東西，不管藍綠，幾乎沒有一個值得聆聽。即便是事實性的問題，也大多缺乏可信度；並非說你得掌握第一手證據才能發言，但是，做為一個時事評論者，姑且不說內涵與深度，總該有點最基本的現實理解力。也就是說，當我們真正熟悉某種人事物時，只要有一些蛛絲馬跡，理應就能推測全貌。<text:span text:style-name="T3"> <text:line-break/><text:line-break/></text:span>比方說什麼<text:span text:style-name="T3"><text:s/>"</text:span>戰犯<text:span text:style-name="T3">" </text:span>的，我不太相信姓柯真的不知道是誰在搞這齣戲。如果他真的不知道，可以私下來問我，我可以免費告訴他答案。<text:span text:style-name="T3"> <text:line-break/><text:line-break/></text:span>我的答案之所以沒法公開說，是因為我沒有切實的證據，而只是憑我對這個骯髒透頂的綠營生態長年以來的一種熟到不能再熟的認識。<text:span text:style-name="T3"> <text:line-break/><text:line-break/></text:span>至於那本什麼<text:span text:style-name="T3"><text:s/>"</text:span>屠殺<text:span text:style-name="T3">" </text:span>的鳥書之作者，特地來台指控姓柯的是個騙子，其實半斤八兩，兩個人都是騙子，只是前者拿錢辦事，特地大老遠從美國跑來指控姓柯的，意圖影響選舉結果。<text:span text:style-name="T3"> <text:line-break/><text:line-break/></text:span>我最近原本想寫封信給韓國瑜，述明巨大重要性，勸他務必出來參選總統，但一直沒有寫。一來，寫了應該也不會有什麼作用，二來，他就算想選，恐怕也由不得他，還是得經過台灣人的美國主子同意才行。我估計美國人那邊對他是不可能滿意的；對美國來說，最好的狀況就是姓朱的和姓蔡的選，然後不管誰當選，都是自己豢養的一條狗。<text:span text:style-name="T3"> <text:line-break/><text:line-break/></text:span>朱也許地位高一些，畢竟人家是美國<text:span text:style-name="T3">CIA</text:span>列管保護的機密對象，而姓蔡的，純粹就只是把自己當成美國人的狗。<text:span text:style-name="T3"> <text:line-break/><text:line-break/></text:span>今天，我若是代表人渣黨來操盤，首先應該努力打擊韓國瑜，把他打得越高，國民黨其他幾顆太陽瞬間就會變成一閃一閃的可愛小星星，喪失威脅性。當然，把韓打成最大尾，卻也絕不能讓他真的出來參選。<text:span text:style-name="T3"> <text:line-break/><text:line-break/></text:span>打完韓，接下來就是打柯。這部份的打擊工作，美國主子那邊應該也會配合演出。重點是：柯絕對打不大，而是越打越小，因為柯的氣勢原本就是虛擬的，操弄出來的，就像屁，像氣體，隨時都可能消散。而且，他一大半支持者事實上姓綠。因此，柯只會越打越小。<text:span text:style-name="T3"> <text:line-break/><text:line-break/></text:span>當柯越打越小時，韓也就同時失去了眾星拱太陽不可或缺的必要性與魅力。同時，隨著韓的根本重要性降低，藍營幾顆小太陽之中，會有一顆慢慢被養大，大到足以讓柯也出局。<text:span text:style-name="T3"> <text:line-break/><text:line-break/></text:span>於是，接下來這盤棋就只剩朱、英兩人了。這時候，只要發揮人渣黨抹黑造謠努力炒作仇中反華愛台灣的驚人功力，然後最後再搞幾齣你現在絕不可能猜得到的奧步，並且和柯談利益條件交換，雙方進行合作，馬上就很有可能反敗為勝。<text:span text:style-name="T3"> <text:line-break/><text:line-break/></text:span>我還可以講得更專業一些，不過，我平常不太喜歡以這樣的方式理解事情，畢竟我從不做預測。短線預測往往會失真，但長線趨勢描述卻相對可靠。我看到的趨勢是：台灣所謂偉大的民主選舉，始終就是這條美國狗和那條美國狗之間的選舉。不過，這個長達六、七十年的殖民宿命，也許終究有可能改變。這也是為什麼我一直想略盡棉薄，想勸進韓國瑜勇於擔當大任的原因。<text:span text:style-name="T3"> <text:line-break/><text:line-break/></text:span>陳真<text:span text:style-name="T3"><text:s/>2019 03. 12. <text:line-break/>=================== <text:line-break/></text:span>柯文哲嗆綠營交出戰犯<text:span text:style-name="T3"><text:s/></text:span>吳祥輝提二問題回敬<text:span text:style-name="T3"> <text:line-break/><text:line-break/>2019</text:span>年<text:span text:style-name="T3">01</text:span>月<text:span text:style-name="T3">26</text:span>日<text:span text:style-name="T3"> <text:line-break/><text:line-break/></text:span>中時電子報<text:span text:style-name="T3"><text:s/></text:span>郭匡超<text:span text:style-name="T3">/</text:span>綜合報導<text:span text:style-name="T3"> <text:line-break/><text:line-break/></text:span>九合一選戰白綠選後是否重啟合作。台北市長柯文哲接受電視節目專訪時被問到此事，隔空向民進黨喊話「戰犯先交出來」，戰犯不交出來談什麼合作。柯<text:span text:style-name="T3">24</text:span>日受訪表示，民進黨不交出來他怎麼知道是誰。（王英豪攝）<text:span text:style-name="T3"> <text:line-break/><text:line-break/></text:span>台北市長柯文哲日前受訪對綠白可否重啟合作話題，提出條件說。他特別指出，去年「葛特曼事件」引發議論，蝴蝶蘭文創負責人吳祥輝出面嗆柯只是打手，背後幕後誰出資？誰主謀？。柯文哲直言「不把戰犯交出來，談什麼合作」。對此，打手的吳祥輝在臉書挑釁柯文哲：「您是開始想念伊森了嗎？什麼時候跨海提告呀？」<text:span text:style-name="T3"> <text:line-break/><text:line-break/></text:span>去年選前，吳祥輝取得葛特曼著作《屠殺》中文版授權，還將葛特曼本人邀請來台開國際記者會，直指柯文哲涉入大陸活摘器官行為，葛特曼還批柯是「<text:span text:style-name="T3">Liar</text:span>（騙子）」。柯文哲表示，這很清楚是有計畫的行動，一定有人出錢、有人籌劃，所以，綠白可否重啟合作要「先把戰犯交出來」。柯強調，就算不是民進黨員，也要把名字交出來。</text:p>
      <text:p text:style-name="P1"><text:span text:style-name="T1">陳真</text:span><text:s/>  |  2019.03.11 19:13   |   <text:a xlink:type="simple" xlink:href="http://palinfo.habago.org/Entry?Command=Information_PrintForum&amp;iPage=31#FORUM37271"><text:span text:style-name="T2">#</text:span></text:a></text:p>
      <text:p text:style-name="P2"><text:span text:style-name="T3">(</text:span>續<text:span text:style-name="T3">) <text:line-break/><text:line-break/>2. </text:span>觀點與去社會化：<text:span text:style-name="T3"> <text:line-break/><text:line-break/></text:span>以台灣極其嚴重之性侵問題為例，毫無疑問，這事對大多數男性而言，並不是什麼嚴重問題。為什麼呢？因為九成五以上性侵受害者是女性。我想說的是：觀看問題的位置不同，評價自然也不同。就比方說同性戀者受歧視與壓迫的問題，對於絕大多數人來說，根本不是問題，為什麼呢？因為他不是受害者。<text:span text:style-name="T3"> <text:line-break/><text:line-break/></text:span>前一陣子，華航人員利用過年期間罷工，很多人哇哇叫，痛罵這些員工貪婪，痛罵他們為了提高自己的薪水而<text:span text:style-name="T3"><text:s/>"</text:span>犧牲<text:span text:style-name="T3">" </text:span>別人的美好假期之通行便利。甚至有些混蛋罵得更難聽，例如最近突然搖身一變、變得綠油油的苦苓，更是痛罵華航員工貪婪無恥。<text:span text:style-name="T3"> <text:line-break/><text:line-break/></text:span>可是，你有沒有想過？若此邏輯能成立，那麼，你把你的私人便利建立在他人長年被剝削的痛苦上，難道不是更加無恥百倍？如果我們要這樣看事情，是不是太八卦了點？一種社會議題或結構性的權力問題，卻被矮化乃至扭曲成為一種彷彿僅僅只是一個個不同個人之間的各自生活遭遇問題。真正的權力主角<text:span text:style-name="T3"><text:s/>(</text:span>比方說政府<text:span text:style-name="T3">) </text:span>不見了，變成兩造私人<text:span text:style-name="T3"><text:s/>(</text:span>例如華航人員<text:span text:style-name="T3"><text:s/>vs. </text:span>旅客<text:span text:style-name="T3">) </text:span>之間的利害衝突。<text:span text:style-name="T3"> <text:line-break/><text:line-break/></text:span>過去黨外每次選舉都選不贏蔣家及老賊李登輝主政下的國民黨，因為國民黨有個選舉法寶，一抓就靈，非常有效，簡單說就是安定牌。黨外的一切訴求與抗爭，全被塑造與扭曲成一種<text:span text:style-name="T3"><text:s/>"</text:span>製造社會混亂<text:span text:style-name="T3">" </text:span>的有害行為，有害於社會祥和，有害於人民團結，有害於社會安定。即便三歲小孩都能對此朗朗上口。<text:span text:style-name="T3"> <text:line-break/><text:line-break/></text:span>即便非常溫和的訴求，溫和到也許僅僅只是批評河川被大工廠之有毒廢棄物污染，照樣還是會被妖魔化，並矮化成為一種人與人之間的利害衝突；一方是陰謀製造社會混亂的<text:span text:style-name="T3"><text:s/>"</text:span>少數害群之馬<text:span text:style-name="T3">"</text:span>，另一方則是想要過著幸福安定生活的無辜主流大眾。<text:span text:style-name="T3"> <text:line-break/><text:line-break/></text:span>就連救援雛妓這樣一種具有絕對道德正當性的訴求，也一樣會被妖魔化，妖魔化成為一種別有居心的陰謀動亂<text:span text:style-name="T3"><text:s/>(</text:span>我當年<text:span text:style-name="T3">1989</text:span>年的叛亂罪證之一<text:span text:style-name="T3">)</text:span>，企圖<text:span text:style-name="T3"><text:s/>"</text:span>挑撥政府與人民的感情<text:span text:style-name="T3">" (</text:span>當年扣人政治帽子或打入黑牢的最流行罪名之一<text:span text:style-name="T3">)</text:span>。<text:span text:style-name="T3"> <text:line-break/><text:line-break/></text:span>八零年代中期，打從第一次群眾抗爭<text:span text:style-name="T3"><text:s/>(</text:span>亦即<text:span text:style-name="T3">1986</text:span>年<text:span text:style-name="T3"><text:s/>5</text:span>月<text:span text:style-name="T3">19</text:span>日的反戒嚴綠色行動<text:span text:style-name="T3">) </text:span>開始，一切訴求與活動都被污名化與妖魔化，主流媒體每天掛在嘴巴上的一個具有無限殺傷力的主流辭彙就是<text:span text:style-name="T3"><text:s/>"</text:span>社會成本<text:span text:style-name="T3">"</text:span>。每次黨外或民進黨有活動，附近商家就會開始破口大罵我們這些<text:span text:style-name="T3">"</text:span>暴力陰謀份子<text:span text:style-name="T3">"</text:span>，罵我們製造社會動亂，好好的安定祥和日子不過，卻偏要破壞大家的幸福美滿生活，影響大家做生意云云。<text:span text:style-name="T3"> <text:line-break/><text:line-break/></text:span>主流媒體真的很厲害<text:span text:style-name="T3"><text:s/>(</text:span>就跟現在的自由時報每天抹黑醜化大陸人民一樣<text:span text:style-name="T3">)</text:span>，每次都會故意大力強調比方說哪個路人甲，一個心急如焚的媽媽，然後來個大特寫鏡頭，抱著發高燒的小孩趕著去醫院，卻被製造社會動亂的黨外群眾給影響了交通，影響了就醫，影響了趕赴醫院生小孩等等，並且會故意獵取一些群眾穿拖鞋、嚼檳榔、歪嘴伸脖吶喊口號罵髒話的醜陋畫面，以便讓主流大眾更加憎恨厭惡這群<text:span text:style-name="T3"><text:s/>"</text:span>自私自利<text:span text:style-name="T3">" </text:span>的<text:span text:style-name="T3"><text:s/>"</text:span>少數害群之馬<text:span text:style-name="T3">"</text:span>。<text:span text:style-name="T3"> <text:line-break/><text:line-break/></text:span>我始終記得<text:span text:style-name="T3"><text:s/>1986</text:span>年<text:span text:style-name="T3">5</text:span>月<text:span text:style-name="T3">19</text:span>日反戒嚴抗爭的那一天，我們幾十個黨外人士<text:span text:style-name="T3"><text:s/>(</text:span>我是唯一一個學生<text:span text:style-name="T3">) </text:span>在龍山寺被上千名鎮暴警察團團包圍了十幾個小時，阻止我們前往總統府抗議。我記得深夜被放出來時，發現附近商家門口紛紛懸掛白布條，當然不是歡迎英雄歸來的布條，而是除了寫著什麼<text:span text:style-name="T3"><text:s/>"</text:span>不歡迎賣國賊<text:span text:style-name="T3">" </text:span>之類，更多是寫著：<text:span text:style-name="T3">"</text:span>我們要安定生活<text:span text:style-name="T3">"</text:span>，<text:span text:style-name="T3">"</text:span>請不要妨礙我們做生意<text:span text:style-name="T3">"</text:span>，以呼應當時甚囂塵上的<text:span text:style-name="T3"><text:s/>"</text:span>不要犧牲社會成本<text:span text:style-name="T3">"</text:span>、<text:span text:style-name="T3">"</text:span>維護安定生活<text:span text:style-name="T3">" </text:span>的主流見解。<text:span text:style-name="T3"> <text:line-break/><text:line-break/></text:span>從商家的觀點來看，幾千名鎮暴警察把幾十個企圖破壞社會安定與祥和的<text:span text:style-name="T3"><text:s/>"</text:span>壞人<text:span text:style-name="T3">" </text:span>給團團包圍住，交通癱瘓了，確實影響店家做生意，更影響了行人通行，問題是，戒嚴問題或其它問題就只是這樣一種問題屬性嗎？這類去社會化的八卦觀點，其實絲毫無助於理解問題，更不用說解決問題。<text:span text:style-name="T3"> <text:line-break/><text:line-break/></text:span>我當然不是說以上這些例子可以直接移植在新疆教育營的問題上。例子就是例子，例子的意思是說它指向某種內在的概念相似性，或是啟發某種思考，從而改變理解問題的深度與複雜性。也許人們從這些不過僅僅三十年前的真實經驗中，可以找到更多理解問題的可能性。<text:span text:style-name="T3"> <text:line-break/><text:line-break/></text:span>幾十年來，凡事做為一個<text:span text:style-name="T3"><text:s/>"</text:span>極少數的害群之馬<text:span text:style-name="T3">"</text:span>，無言之餘，我經常很想對全世界吶喊這樣一句話，把這話放大一千萬倍都不為過。這話可以簡單通俗地這麼說：<text:span text:style-name="T3"> <text:line-break/><text:line-break/>"</text:span>你不可能理解任何一個問題，除非你在某種思維架構下來進行思索。<text:span text:style-name="T3">" <text:line-break/><text:line-break/></text:span>或者說，你不可能僅僅從問題<text:span text:style-name="T3"><text:s/>"</text:span>本身<text:span text:style-name="T3">" </text:span>來理解問題，因為任何問題都需要一種足以涵蓋它的意義架構，方才有可能取得它應有的各種意義。<text:span text:style-name="T3"> <text:line-break/><text:line-break/></text:span>我其實可以<text:span text:style-name="T3">1, 2, 3, 4, 5, 6, 7.....</text:span>無限寫下去，因為任何問題其實就像一幅畫，我們總是可以找到理解問題的種種可能性。<text:span text:style-name="T3"> <text:line-break/><text:line-break/>3. </text:span>手段<text:span text:style-name="T3"><text:s/>(</text:span>待續<text:span text:style-name="T3">)</text:span></text:p>
      <text:p text:style-name="P1"><text:span text:style-name="T1">陳真</text:span><text:s/>  |  2019.03.11 00:14   |   <text:a xlink:type="simple" xlink:href="http://palinfo.habago.org/Entry?Command=Information_PrintForum&amp;iPage=31#FORUM37270"><text:span text:style-name="T2">#</text:span></text:a></text:p>
      <text:p text:style-name="P3">張朔你好，容我用最簡略的列點方式回覆，免得長篇大論。<text:span text:style-name="T3"> <text:line-break/><text:line-break/>1. </text:span>是非判準：<text:span text:style-name="T3"> <text:line-break/><text:line-break/></text:span>所謂<text:span text:style-name="T3"><text:s/>"</text:span>壞人<text:span text:style-name="T3">"</text:span>，如何定義？倘若有人覺得中共很壞，那怎麼辦？替天行道嗎？我想說的是，好壞不是一個文明社會秩序的基本判準，合法與否才是。<text:span text:style-name="T3"> <text:line-break/><text:line-break/></text:span>因此，在法律對錯之外，大肆添加思想與價值上的善惡判準，並且把它無限擴大於眾人身上，甚至做為一種極其荒唐的預防性懲罰依據，這事本身恐怕只是製造了更多問題，而非解決問題；加深了更多仇恨，而非消弭了恨。<text:span text:style-name="T3"> <text:line-break/><text:line-break/></text:span>簡單說，懲罰只該懲罰一個人的行為，而不是懲罰他其實根本什麼都還沒做。<text:span text:style-name="T3"> <text:line-break/><text:line-break/></text:span>舉個例，台灣雖然只有兩千三百萬人口，但是，性侵卻如家常便飯，逐年遞增，光是<text:span text:style-name="T3"><text:s/>2009</text:span>年便已突破一萬一千六百多件，<text:span text:style-name="T3">2011</text:span>年到<text:span text:style-name="T3"><text:s/>2018</text:span>年之間，每年性侵案都在一萬五千到一萬九千件之間。兩年前<text:span text:style-name="T3"><text:s/>(2017</text:span>年<text:span text:style-name="T3">)</text:span>，衛福部統計，台灣過去<text:span text:style-name="T3">20</text:span>年來<text:span text:style-name="T3"><text:s/>(1996-2016</text:span>年<text:span text:style-name="T3">) </text:span>性侵被害人累計已超過<text:span text:style-name="T3">13</text:span>萬人。如果把未報案的大約<text:span text:style-name="T3">7</text:span>至<text:span text:style-name="T3">10</text:span>倍之所謂犯罪黑數也算進去，真正的性侵受害者恐怕超過一百萬。<text:span text:style-name="T3"> <text:line-break/><text:line-break/></text:span>站在女性的觀點，這應該夠可怕了吧。但是，難道我們應該把所有男性全部預防性地抓起來，打入集中營洗腦？或是像過去蔣家當權的國民黨那樣，查禁所有可能產生性慾的不良思想與人事物？<text:span text:style-name="T3"> <text:line-break/><text:line-break/></text:span>我家開電影院，從小每星期都會看到警察局寄來的公文，上面總是寫著各種剪片理由，往往讓我嘆為觀止，不外乎<text:span text:style-name="T3"><text:s/>"</text:span>影響民心士氣<text:span text:style-name="T3">"</text:span>，<text:span text:style-name="T3">"</text:span>破壞社會善良風俗<text:span text:style-name="T3">"</text:span>，或是<text:span text:style-name="T3"><text:s/>"</text:span>混淆視聽<text:span text:style-name="T3">" </text:span>等等。即便我當時年幼無知，依然覺得荒唐。<text:span text:style-name="T3"> <text:line-break/><text:line-break/></text:span>比方說，所有接吻鏡頭一概剪掉，所有泳裝鏡頭也幾乎全剪掉，所有那些<text:span text:style-name="T3"><text:s/>"</text:span>壞人最後沒有得到報應<text:span text:style-name="T3">" </text:span>的電影或劇本都會被查禁。一直到了我念高中，都已經進入八零年代了，依然如此。<text:span text:style-name="T3"> <text:line-break/><text:line-break/></text:span>讓我印象非常深刻的是：我家電影院曾經放映過柯波拉的<text:span text:style-name="T3"><text:s/>"</text:span>教父<text:span text:style-name="T3">"</text:span>，其中有一幕是教父被槍殺，教父家中一位廚師聽聞此事，嘴裏喃喃自語念著：<text:span text:style-name="T3"><text:s/>"</text:span>今天是灰暗的一天<text:span text:style-name="T3">"</text:span>。想不到這一幕居然也被剪掉，剪片理由是說這句話<text:span text:style-name="T3"><text:s/>"</text:span>影響民心士氣<text:span text:style-name="T3">"</text:span>。蔣家統治下的台灣，豈能有哪一天是灰暗的？這簡直就是在唱衰蔣家，當然要剪片。<text:span text:style-name="T3"> <text:line-break/><text:line-break/></text:span>也許這不是一個好例子，但骨子裏的思維模式其實是一樣的，都是企圖要在思想上進行某種荒謬的預防，乃至於懲罰。<text:span text:style-name="T3"> <text:line-break/><text:line-break/></text:span>面對一種嚴重的社會問題，你可以嚴格執法，小心防範，但法律終究不應該懲罰根本什麼事也沒做的人，更不應禍延九族。我不知道這是哪門子法律？還是說中共行事作風根本不需要講法律？只要把所謂<text:span text:style-name="T3"><text:s/>"</text:span>維護安全<text:span text:style-name="T3">" </text:span>的招牌抬出來，便可為所欲為？<text:span text:style-name="T3"> <text:line-break/><text:line-break/></text:span>如果壞人指的是傷害他人的人，那麼，如果法律必須制裁壞人，那就盡量制裁，但有需要把所有可能被壞人所影響的人統統抓起來嗎？這究竟又是根據什麼標準來抓？還是說連個標準也不用，只要看誰不順眼，或誰得罪了地方領導，隨時就可以給你一個罪名把你抓起來每周關五天？<text:span text:style-name="T3"> <text:line-break/><text:line-break/>2. </text:span>觀點。<text:span text:style-name="T3"> <text:line-break/><text:line-break/>(</text:span>睏了，腦子缺氧，不知所云。待續<text:span text:style-name="T3">)</text:span></text:p>
      <text:p text:style-name="P1"><text:span text:style-name="T1">张朔</text:span><text:s/>  |  2019.03.09 00:43   |   <text:a xlink:type="simple" xlink:href="http://palinfo.habago.org/Entry?Command=Information_PrintForum&amp;iPage=31#FORUM37268"><text:span text:style-name="T2">#</text:span></text:a></text:p>
      <text:p text:style-name="P3">陈医师你好，经常看您写的文章，受益匪浅。关于新疆再教育营，我有话要说，去年夏天去新疆旅游，人人都说这里是全国最安全的地区了，五步一哨十步一岗，加油站，酒店，景点，或是其他公共场所，都有荷枪实弹的武警。如果没有呢？新疆各民族的人都不会觉得安全，暴力和恐怖一定会卷土重来。但是，长此以往总不是个办法吧。所谓的再教育营，只能算是个试探，意义究竟怎样，时间会给出答案。新疆的问题实在太复杂，无法单一解释也无法单一解决。<text:span text:style-name="T3"> <text:line-break/></text:span>台湾人真的是没有办法感受到伊斯兰，包括大部分大陆人也是。其实，在穆斯林中，所谓的坏分子也只是少数，主要是极端分子、以伊斯兰和民族团结作为旗号的黑恶势力。我的老家在山东一个回汉杂居的地方，在我家三十公里范围内，回民杀死流浪汉制成羊肉串烧烤贩卖，回民的车队冲撞高速公路关卡伤人毁财无数，回民争夺汉人的摊位把他打到住院然后聚众再去医院打一顿，两名回族少年杀人劫车一路南下见人就砍，回族村打砸镇政府杀死一名公务员，回族学生调戏汉族女生被制止以后聚众把学校砸了，等等等等，说都说不完，警察不敢管，除非想去住院，作恶多端的地方恶霸角头像老鼠见到猫一样。我啰嗦这些，是因为实在有够气。有人讲在大陆黑穆斯林仿佛是政治正确，但是大部分大陆人根本没接触过穆斯林，如果都像我这样那还了得，也许删帖都来不及只能关闭网站了。<text:span text:style-name="T3"> <text:line-break/></text:span>大概十年前，我也有乡亲在新疆阿克苏的拜城煤矿，睡梦中被恐怖分子砍死，政府赔偿了六十万人民币，当时的新闻也没有任何报道。我同桌的堂哥九十年代就在新疆当兵，那个时候新疆的恐怖活动已经常态化了，也是没有任何媒体报道。<text:span text:style-name="T3"> <text:line-break/></text:span>我想再说一遍，穆斯林中的坏人只是少数。只不过，少数的坏人就能搞出大事情。<text:span text:style-name="T3"> <text:line-break/></text:span>包括少数民族在内的很多人都认为中国的民族政策是错误的，从一开始的民族识别民族划分，民族区域自治，到八十年代形成的少数民族准法定优待，这些都造就了天然的阻隔与不平等。<text:span text:style-name="T3"> <text:line-break/></text:span>至于人权，我想到的是马斯洛的需求层次，最起码要有命活要有安全感吧。政治和政策本来就是现实和功利的。中学的时候学过的一句话这几年我总能想起，中国共产党代表最广大人民的根本利益。我越来越觉得这句话有嚼头。<text:span text:style-name="T3"> <text:line-break/></text:span>至于土耳其那个国家，其实蛮逗的，跟印度有的一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